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, sans-serif"/>
    <style:font-face style:name="JetBrains Mono" svg:font-family="'JetBrains Mono'" style:font-family-generic="roman"/>
    <style:font-face style:name="Lucida Sans Unicode" svg:font-family="'Lucida Sans Unicode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, 'Times New Roman PS'" style:font-family-generic="roman"/>
    <style:font-face style:name="Times New Roman2" svg:font-family="'Times New Roman'" style:font-adornments="Gras" style:font-family-generic="roman" style:font-pitch="variable"/>
    <style:font-face style:name="Times New Roman3" svg:font-family="'Times New Roman', 'Times New Roman PSMT'" style:font-family-generic="roman"/>
    <style:font-face style:name="TimesNewRomanPS-BoldMT" svg:font-family="TimesNewRomanPS-BoldMT"/>
    <style:font-face style:name="TimesNewRomanPSMT" svg:font-family="TimesNewRomanPSMT" style:font-family-generic="roman"/>
  </office:font-face-decls>
  <office:automatic-styles>
    <style:style style:name="Tableau18" style:family="table">
      <style:table-properties style:width="19.33cm" fo:margin-left="-1.021cm" table:align="left"/>
    </style:style>
    <style:style style:name="Tableau18.A" style:family="table-column">
      <style:table-column-properties style:column-width="19.33cm"/>
    </style:style>
    <style:style style:name="Tableau18.1" style:family="table-row">
      <style:table-row-properties style:min-row-height="4.207cm"/>
    </style:style>
    <style:style style:name="Tableau18.A1" style:family="table-cell">
      <style:table-cell-properties fo:padding="0.097cm" fo:border="0.05pt solid #000000"/>
    </style:style>
    <style:style style:name="Tableau19" style:family="table">
      <style:table-properties style:width="19.394cm" fo:margin-left="-1.233cm" table:align="left"/>
    </style:style>
    <style:style style:name="Tableau19.A" style:family="table-column">
      <style:table-column-properties style:column-width="19.394cm"/>
    </style:style>
    <style:style style:name="Tableau19.A1" style:family="table-cell">
      <style:table-cell-properties fo:padding="0.097cm" fo:border="0.05pt solid #000000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16.999cm" style:rel-column-width="65535*"/>
    </style:style>
    <style:style style:name="Tableau3.A1" style:family="table-cell">
      <style:table-cell-properties fo:padding="0.097cm" fo:border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5pt solid #000000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padding="0.097cm" fo:border="0.05pt solid #000000"/>
    </style:style>
    <style:style style:name="Tableau7" style:family="table">
      <style:table-properties style:width="16.999cm" table:align="margins"/>
    </style:style>
    <style:style style:name="Tableau7.A" style:family="table-column">
      <style:table-column-properties style:column-width="16.999cm" style:rel-column-width="65535*"/>
    </style:style>
    <style:style style:name="Tableau7.A1" style:family="table-cell">
      <style:table-cell-properties fo:padding="0.097cm" fo:border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padding="0.097cm" fo:border="0.05pt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5pt solid #000000"/>
    </style:style>
    <style:style style:name="Tableau9" style:family="table">
      <style:table-properties style:width="16.999cm" table:align="margins"/>
    </style:style>
    <style:style style:name="Tableau9.A" style:family="table-column">
      <style:table-column-properties style:column-width="16.999cm" style:rel-column-width="65535*"/>
    </style:style>
    <style:style style:name="Tableau9.A1" style:family="table-cell">
      <style:table-cell-properties fo:padding="0.097cm" fo:border="0.05pt solid #000000"/>
    </style:style>
    <style:style style:name="Tableau17" style:family="table">
      <style:table-properties style:width="16.999cm" table:align="margins"/>
    </style:style>
    <style:style style:name="Tableau17.A" style:family="table-column">
      <style:table-column-properties style:column-width="16.999cm" style:rel-column-width="65535*"/>
    </style:style>
    <style:style style:name="Tableau17.A1" style:family="table-cell">
      <style:table-cell-properties style:writing-mode="page"/>
    </style:style>
    <style:style style:name="Tableau25" style:family="table">
      <style:table-properties style:width="16.999cm" table:align="margins"/>
    </style:style>
    <style:style style:name="Tableau25.A" style:family="table-column">
      <style:table-column-properties style:column-width="16.999cm" style:rel-column-width="65535*"/>
    </style:style>
    <style:style style:name="Tableau25.A1" style:family="table-cell">
      <style:table-cell-properties fo:padding="0.097cm" fo:border="0.05pt solid #000000"/>
    </style:style>
    <style:style style:name="Tableau8" style:family="table">
      <style:table-properties style:width="16.999cm" table:align="margins"/>
    </style:style>
    <style:style style:name="Tableau8.A" style:family="table-column">
      <style:table-column-properties style:column-width="16.999cm" style:rel-column-width="65535*"/>
    </style:style>
    <style:style style:name="Tableau8.A1" style:family="table-cell">
      <style:table-cell-properties fo:padding="0.097cm" fo:border="0.05pt solid #000000"/>
    </style:style>
    <style:style style:name="Tableau10" style:family="table">
      <style:table-properties style:width="16.999cm" table:align="margins"/>
    </style:style>
    <style:style style:name="Tableau10.A" style:family="table-column">
      <style:table-column-properties style:column-width="16.999cm" style:rel-column-width="65535*"/>
    </style:style>
    <style:style style:name="Tableau10.A1" style:family="table-cell">
      <style:table-cell-properties fo:padding="0.097cm" fo:border="0.05pt solid #000000"/>
    </style:style>
    <style:style style:name="Tableau11" style:family="table">
      <style:table-properties style:width="16.999cm" table:align="margins"/>
    </style:style>
    <style:style style:name="Tableau11.A" style:family="table-column">
      <style:table-column-properties style:column-width="16.999cm" style:rel-column-width="65535*"/>
    </style:style>
    <style:style style:name="Tableau11.A1" style:family="table-cell">
      <style:table-cell-properties fo:padding="0.097cm" fo:border="0.05pt solid #000000"/>
    </style:style>
    <style:style style:name="Tableau12" style:family="table">
      <style:table-properties style:width="16.999cm" table:align="margins"/>
    </style:style>
    <style:style style:name="Tableau12.A" style:family="table-column">
      <style:table-column-properties style:column-width="16.999cm" style:rel-column-width="65535*"/>
    </style:style>
    <style:style style:name="Tableau12.A1" style:family="table-cell">
      <style:table-cell-properties fo:padding="0.097cm" fo:border="0.05pt solid #000000"/>
    </style:style>
    <style:style style:name="Tableau13" style:family="table">
      <style:table-properties style:width="16.999cm" table:align="margins"/>
    </style:style>
    <style:style style:name="Tableau13.A" style:family="table-column">
      <style:table-column-properties style:column-width="16.999cm" style:rel-column-width="65535*"/>
    </style:style>
    <style:style style:name="Tableau13.1" style:family="table-row">
      <style:table-row-properties style:min-row-height="3.704cm"/>
    </style:style>
    <style:style style:name="Tableau13.A1" style:family="table-cell">
      <style:table-cell-properties fo:padding="0.097cm" fo:border="0.05pt solid #000000"/>
    </style:style>
    <style:style style:name="Tableau14" style:family="table">
      <style:table-properties style:width="16.999cm" table:align="margins"/>
    </style:style>
    <style:style style:name="Tableau14.A" style:family="table-column">
      <style:table-column-properties style:column-width="16.999cm" style:rel-column-width="65535*"/>
    </style:style>
    <style:style style:name="Tableau14.A1" style:family="table-cell">
      <style:table-cell-properties fo:padding="0.097cm" fo:border="0.05pt solid #000000"/>
    </style:style>
    <style:style style:name="Tableau15" style:family="table">
      <style:table-properties style:width="16.999cm" table:align="margins"/>
    </style:style>
    <style:style style:name="Tableau15.A" style:family="table-column">
      <style:table-column-properties style:column-width="16.999cm" style:rel-column-width="65535*"/>
    </style:style>
    <style:style style:name="Tableau15.1" style:family="table-row">
      <style:table-row-properties style:min-row-height="0.794cm"/>
    </style:style>
    <style:style style:name="Tableau15.A1" style:family="table-cell">
      <style:table-cell-properties fo:padding="0.097cm" fo:border="0.05pt solid #000000"/>
    </style:style>
    <style:style style:name="Tableau16" style:family="table">
      <style:table-properties style:width="16.999cm" table:align="margins"/>
    </style:style>
    <style:style style:name="Tableau16.A" style:family="table-column">
      <style:table-column-properties style:column-width="16.999cm" style:rel-column-width="65535*"/>
    </style:style>
    <style:style style:name="Tableau16.A1" style:family="table-cell">
      <style:table-cell-properties fo:padding="0.097cm" fo:border="0.05pt solid #000000"/>
    </style:style>
    <style:style style:name="Tableau20" style:family="table">
      <style:table-properties style:width="16.999cm" table:align="margins"/>
    </style:style>
    <style:style style:name="Tableau20.A" style:family="table-column">
      <style:table-column-properties style:column-width="16.999cm" style:rel-column-width="65535*"/>
    </style:style>
    <style:style style:name="Tableau20.A1" style:family="table-cell">
      <style:table-cell-properties fo:padding="0.097cm" fo:border="0.05pt solid #000000"/>
    </style:style>
    <style:style style:name="Tableau21" style:family="table">
      <style:table-properties style:width="16.999cm" table:align="margins"/>
    </style:style>
    <style:style style:name="Tableau21.A" style:family="table-column">
      <style:table-column-properties style:column-width="16.999cm" style:rel-column-width="65535*"/>
    </style:style>
    <style:style style:name="Tableau21.A1" style:family="table-cell">
      <style:table-cell-properties fo:padding="0.097cm" fo:border="0.05pt solid #000000"/>
    </style:style>
    <style:style style:name="Tableau22" style:family="table">
      <style:table-properties style:width="16.999cm" table:align="margins"/>
    </style:style>
    <style:style style:name="Tableau22.A" style:family="table-column">
      <style:table-column-properties style:column-width="16.999cm" style:rel-column-width="65535*"/>
    </style:style>
    <style:style style:name="Tableau22.A1" style:family="table-cell">
      <style:table-cell-properties fo:padding="0.097cm" fo:border="0.05pt solid #000000"/>
    </style:style>
    <style:style style:name="Tableau23" style:family="table">
      <style:table-properties style:width="16.999cm" table:align="margins"/>
    </style:style>
    <style:style style:name="Tableau23.A" style:family="table-column">
      <style:table-column-properties style:column-width="16.999cm" style:rel-column-width="65535*"/>
    </style:style>
    <style:style style:name="Tableau23.A1" style:family="table-cell">
      <style:table-cell-properties fo:padding="0.097cm" fo:border="0.05pt solid #000000"/>
    </style:style>
    <style:style style:name="Tableau26" style:family="table">
      <style:table-properties style:width="16.999cm" table:align="margins"/>
    </style:style>
    <style:style style:name="Tableau26.A" style:family="table-column">
      <style:table-column-properties style:column-width="16.999cm" style:rel-column-width="65535*"/>
    </style:style>
    <style:style style:name="Tableau26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2" style:family="paragraph" style:parent-style-name="Standard">
      <style:text-properties fo:color="#000000" loext:opacity="100%" style:text-line-through-style="none" style:text-line-through-type="none" style:font-name="Times New Roman" fo:font-size="12pt" style:text-underline-style="none" fo:font-weight="normal" officeooo:paragraph-rsid="001e2424" style:font-name-asian="Times New Roman3" style:font-size-asian="12pt" style:font-weight-asian="normal" style:font-name-complex="Times New Roman3" style:font-size-complex="12pt" style:font-weight-complex="normal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3a156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3a156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4bb6cb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6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fo:color="#000000" loext:opacity="100%" style:font-name="Times New Roman2" fo:font-size="12pt" fo:font-style="normal" fo:font-weight="normal" officeooo:rsid="005a15b4" officeooo:paragraph-rsid="005a15b4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loext:opacity="100%" style:font-name="Times New Roman" fo:font-size="12pt" fo:font-style="italic" officeooo:rsid="002f91c6" officeooo:paragraph-rsid="002f91c6" style:font-name-asian="TimesNewRomanPSMT" style:font-size-asian="12pt" style:font-style-asian="italic" style:font-name-complex="TimesNewRomanPSMT" style:font-size-complex="12pt" style:font-style-complex="italic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italic" fo:font-weight="normal" officeooo:rsid="00317dc5" officeooo:paragraph-rsid="006d298a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loext:opacity="100%" style:font-name="Times New Roman" fo:font-size="12pt" fo:font-style="normal" officeooo:rsid="002f91c6" officeooo:paragraph-rsid="002f91c6" style:font-name-asian="TimesNewRomanPSMT" style:font-size-asian="12pt" style:font-style-asian="normal" style:font-name-complex="TimesNewRomanPSMT" style:font-size-complex="12pt" style:font-style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30a91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317dc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317dc5" officeooo:paragraph-rsid="00317dc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Times New Roman" fo:font-size="12pt" officeooo:paragraph-rsid="0032a57b" style:font-name-asian="TimesNewRomanPSMT" style:font-size-asian="12pt" style:font-name-complex="TimesNewRomanPSMT" style:font-size-complex="12pt"/>
    </style:style>
    <style:style style:name="P16" style:family="paragraph" style:parent-style-name="Standard">
      <style:paragraph-properties fo:text-align="justify" style:justify-single-word="false" style:text-autospace="none"/>
      <style:text-properties style:font-name="Times New Roman" fo:font-size="12pt" officeooo:paragraph-rsid="006d298a" style:font-name-asian="TimesNewRomanPSMT" style:font-size-asian="12pt" style:font-name-complex="TimesNewRomanPSMT" style:font-size-complex="12pt"/>
    </style:style>
    <style:style style:name="P17" style:family="paragraph" style:parent-style-name="Standard">
      <style:paragraph-properties fo:text-align="justify" style:justify-single-word="false" style:text-autospace="none"/>
      <style:text-properties style:font-name="Times New Roman" fo:font-size="12pt" officeooo:rsid="006a4487" officeooo:paragraph-rsid="006a4487" style:font-name-asian="TimesNewRomanPSMT" style:font-size-asian="12pt" style:font-name-complex="TimesNewRomanPSM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2pt" officeooo:paragraph-rsid="003ea749" style:font-name-asian="Times New Roman3" style:font-size-asian="12pt" style:font-name-complex="Times New Roman3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2pt" officeooo:paragraph-rsid="006215db" style:font-name-asian="Times New Roman3" style:font-size-asian="12pt" style:font-name-complex="Times New Roman3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2pt" officeooo:paragraph-rsid="002f91c6" style:font-name-asian="Times New Roman3" style:font-size-asian="12pt" style:font-name-complex="Times New Roman3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2pt" officeooo:rsid="003ea749" officeooo:paragraph-rsid="003ea749" style:font-name-asian="Times New Roman3" style:font-size-asian="12pt" style:font-name-complex="Times New Roman3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size="12pt" officeooo:rsid="003ea749" officeooo:paragraph-rsid="0086c187" style:font-name-asian="Times New Roman3" style:font-size-asian="12pt" style:font-name-complex="Times New Roman3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2pt" officeooo:rsid="003ea749" officeooo:paragraph-rsid="006215db" style:font-name-asian="Times New Roman3" style:font-size-asian="12pt" style:font-name-complex="Times New Roman3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2pt" fo:font-style="normal" officeooo:paragraph-rsid="0066624c" style:font-name-asian="Times New Roman3" style:font-size-asian="12pt" style:font-style-asian="normal" style:font-name-complex="Times New Roman3" style:font-size-complex="12pt" style:font-style-complex="normal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Times New Roman2" fo:font-size="12pt" fo:font-weight="normal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27" style:family="paragraph" style:parent-style-name="Standard">
      <style:paragraph-properties fo:text-align="justify" style:justify-single-word="false" style:text-autospace="none"/>
      <style:text-properties style:font-name="Times New Roman2" fo:font-size="12pt" fo:font-weight="normal" officeooo:rsid="002f91c6" officeooo:paragraph-rsid="002f91c6" style:font-name-asian="TimesNewRomanPS-BoldMT" style:font-size-asian="12pt" style:font-weight-asian="normal" style:font-name-complex="TimesNewRomanPS-BoldMT" style:font-size-complex="12pt" style:font-weight-complex="normal"/>
    </style:style>
    <style:style style:name="P28" style:family="paragraph" style:parent-style-name="Standard">
      <style:paragraph-properties fo:text-align="justify" style:justify-single-word="false" style:text-autospace="none"/>
      <style:text-properties style:font-name="Times New Roman2" fo:font-size="12pt" fo:font-weight="bold" officeooo:rsid="0026c6e9" officeooo:paragraph-rsid="0026c6e9" style:font-name-asian="TimesNewRomanPS-BoldMT" style:font-size-asian="12pt" style:font-weight-asian="bold" style:font-name-complex="TimesNewRomanPS-BoldMT" style:font-size-complex="12pt" style:font-weight-complex="bold"/>
    </style:style>
    <style:style style:name="P29" style:family="paragraph" style:parent-style-name="Standard">
      <style:paragraph-properties fo:text-align="justify" style:justify-single-word="false" style:text-autospace="none"/>
      <style:text-properties style:font-name="Times New Roman2" fo:font-size="12pt" fo:font-weight="bold" officeooo:rsid="002f91c6" officeooo:paragraph-rsid="002f91c6" style:font-name-asian="TimesNewRomanPS-BoldMT" style:font-size-asian="12pt" style:font-weight-asian="bold" style:font-name-complex="TimesNewRomanPS-BoldMT" style:font-size-complex="12pt" style:font-weight-complex="bold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Times New Roman2" fo:font-size="12pt" fo:font-style="normal" fo:font-weight="normal" officeooo:paragraph-rsid="002f91c6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Times New Roman2" fo:font-size="12pt" fo:font-style="normal" fo:font-weight="normal" officeooo:paragraph-rsid="0030a915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Times New Roman2" fo:font-size="12pt" fo:font-style="normal" fo:font-weight="normal" officeooo:paragraph-rsid="00317dc5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 style:text-autospace="none"/>
      <style:text-properties style:font-name="Times New Roman2" fo:font-size="12pt" fo:font-style="normal" fo:font-weight="normal" officeooo:rsid="002f91c6" officeooo:paragraph-rsid="0030a915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2" fo:font-size="12pt" fo:font-style="normal" fo:font-weight="normal" officeooo:rsid="00576d83" officeooo:paragraph-rsid="00576d83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2" fo:font-size="12pt" fo:font-style="normal" fo:font-weight="normal" officeooo:rsid="00582ac6" officeooo:paragraph-rsid="00582ac6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2" fo:font-size="12pt" fo:font-style="normal" fo:font-weight="normal" officeooo:rsid="005a15b4" officeooo:paragraph-rsid="0089ddee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2" fo:font-size="12pt" fo:font-style="normal" officeooo:rsid="00695209" officeooo:paragraph-rsid="00695209" style:font-name-asian="TimesNewRomanPS-BoldMT" style:font-size-asian="12pt" style:font-style-asian="normal" style:font-name-complex="TimesNewRomanPS-BoldMT" style:font-size-complex="12pt" style:font-style-complex="normal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2" fo:font-size="12pt" fo:font-style="normal" officeooo:rsid="0068d582" officeooo:paragraph-rsid="0068a608" style:font-name-asian="TimesNewRomanPS-BoldMT" style:font-size-asian="12pt" style:font-style-asian="normal" style:font-name-complex="TimesNewRomanPS-BoldMT" style:font-size-complex="12pt" style:font-style-complex="normal"/>
    </style:style>
    <style:style style:name="P39" style:family="paragraph" style:parent-style-name="Table_20_Contents">
      <style:paragraph-properties fo:text-align="justify" style:justify-single-word="false"/>
      <style:text-properties style:font-name="Times New Roman2" fo:font-size="12pt" officeooo:paragraph-rsid="0022cc8a" style:font-name-asian="TimesNewRomanPS-BoldMT" style:font-size-asian="12pt" style:font-name-complex="TimesNewRomanPS-BoldM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font-name="Times New Roman2" fo:font-size="12pt" officeooo:paragraph-rsid="00542121" style:font-name-asian="TimesNewRomanPS-BoldMT" style:font-size-asian="12pt" style:font-name-complex="TimesNewRomanPS-BoldM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font-name="Times New Roman2" fo:font-size="12pt" officeooo:paragraph-rsid="0038132e" style:font-name-asian="TimesNewRomanPS-BoldMT" style:font-size-asian="12pt" style:font-name-complex="TimesNewRomanPS-BoldM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font-name="Times New Roman2" fo:font-size="12pt" officeooo:paragraph-rsid="00889a58" style:font-name-asian="TimesNewRomanPS-BoldMT" style:font-size-asian="12pt" style:font-name-complex="TimesNewRomanPS-BoldM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font-name="Times New Roman2" fo:font-size="12pt" officeooo:paragraph-rsid="0089ddee" style:font-name-asian="TimesNewRomanPS-BoldMT" style:font-size-asian="12pt" style:font-name-complex="TimesNewRomanPS-BoldM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font-name="Times New Roman2" fo:font-size="12pt" officeooo:rsid="00460f11" officeooo:paragraph-rsid="0022cc8a" style:font-name-asian="TimesNewRomanPS-BoldMT" style:font-size-asian="12pt" style:font-name-complex="TimesNewRomanPS-BoldM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Times New Roman2" fo:font-size="12pt" officeooo:rsid="0043a1ca" style:font-name-asian="TimesNewRomanPS-BoldMT" style:font-size-asian="12pt" style:font-name-complex="TimesNewRomanPS-BoldM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2" fo:font-size="12pt" officeooo:rsid="0043a1ca" officeooo:paragraph-rsid="0043a1ca" style:font-name-asian="TimesNewRomanPS-BoldMT" style:font-size-asian="12pt" style:font-name-complex="TimesNewRomanPS-BoldM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Times New Roman2" fo:font-size="12pt" officeooo:rsid="00421372" officeooo:paragraph-rsid="00421372" style:font-name-asian="TimesNewRomanPS-BoldMT" style:font-size-asian="12pt" style:font-name-complex="TimesNewRomanPS-BoldMT" style:font-size-complex="12pt"/>
    </style:style>
    <style:style style:name="P48" style:family="paragraph" style:parent-style-name="Standard">
      <style:paragraph-properties fo:text-align="start" style:justify-single-word="false" style:text-autospace="none"/>
      <style:text-properties officeooo:paragraph-rsid="002f91c6"/>
    </style:style>
    <style:style style:name="P49" style:family="paragraph" style:parent-style-name="Standard">
      <style:text-properties officeooo:rsid="001dba92" officeooo:paragraph-rsid="001dba92"/>
    </style:style>
    <style:style style:name="P50" style:family="paragraph" style:parent-style-name="Standard">
      <style:text-properties officeooo:paragraph-rsid="001e2424"/>
    </style:style>
    <style:style style:name="P51" style:family="paragraph" style:parent-style-name="Standard">
      <style:text-properties officeooo:rsid="00255c30" officeooo:paragraph-rsid="00255c30"/>
    </style:style>
    <style:style style:name="P52" style:family="paragraph" style:parent-style-name="Standard">
      <style:text-properties officeooo:paragraph-rsid="0032a57b"/>
    </style:style>
    <style:style style:name="P53" style:family="paragraph" style:parent-style-name="Standard">
      <style:paragraph-properties fo:text-align="justify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4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" fo:font-size="16pt" fo:font-style="normal" fo:text-shadow="none" style:text-underline-style="none" fo:font-weight="bold" officeooo:paragraph-rsid="0032a57b" style:font-name-asian="Times New Roman" style:font-size-asian="16pt" style:font-style-asian="normal" style:font-weight-asian="bold" style:font-name-complex="Times New Roman" style:font-size-complex="16pt" style:font-style-complex="normal" style:font-weight-complex="bold" style:text-emphasize="none"/>
    </style:style>
    <style:style style:name="P55" style:family="paragraph" style:parent-style-name="Standard">
      <style:text-properties fo:font-weight="bold" officeooo:rsid="001dba92" officeooo:paragraph-rsid="001dba92" style:font-weight-asian="bold" style:font-weight-complex="bold"/>
    </style:style>
    <style:style style:name="P56" style:family="paragraph" style:parent-style-name="Standard">
      <style:text-properties fo:font-weight="bold" officeooo:rsid="00200dfd" officeooo:paragraph-rsid="001e2424" style:font-weight-asian="bold" style:font-weight-complex="bold"/>
    </style:style>
    <style:style style:name="P57" style:family="paragraph" style:parent-style-name="Standard">
      <style:text-properties fo:font-weight="bold" officeooo:rsid="006a4487" officeooo:paragraph-rsid="0077d4b2" style:font-weight-asian="bold" style:font-weight-complex="bold"/>
    </style:style>
    <style:style style:name="P58" style:family="paragraph" style:parent-style-name="Standard">
      <style:text-properties officeooo:rsid="001e2424" officeooo:paragraph-rsid="0053c21b"/>
    </style:style>
    <style:style style:name="P59" style:family="paragraph" style:parent-style-name="Standard">
      <style:text-properties officeooo:paragraph-rsid="0077d4b2"/>
    </style:style>
    <style:style style:name="P6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style:text-blinking="false" fo:background-color="transparent"/>
    </style:style>
    <style:style style:name="P61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2f91c6" style:text-blinking="false" fo:background-color="transparent" style:font-name-asian="Times New Roman3" style:font-size-asian="12pt" style:font-name-complex="Times New Roman3" style:font-size-complex="12pt"/>
    </style:style>
    <style:style style:name="P62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89ddee" style:text-blinking="false" fo:background-color="transparent"/>
    </style:style>
    <style:style style:name="P6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64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3ea749" style:text-blinking="false" fo:background-color="transparent" style:font-name-asian="Times New Roman3" style:font-size-asian="12pt" style:font-name-complex="Times New Roman3" style:font-size-complex="12pt"/>
    </style:style>
    <style:style style:name="P65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alibri" fo:font-size="11pt" fo:font-style="normal" style:text-underline-style="none" fo:font-weight="normal" officeooo:paragraph-rsid="0089ddee" style:text-blinking="false" fo:background-color="transparent" style:font-name-asian="Times New Roman3" style:font-size-asian="12pt" style:font-name-complex="Times New Roman3" style:font-size-complex="12pt"/>
    </style:style>
    <style:style style:name="P66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officeooo:paragraph-rsid="002f91c6" style:font-name-asian="Times New Roman3" style:font-size-asian="12pt" style:font-weight-asian="normal" style:font-name-complex="Times New Roman3" style:font-size-complex="12pt" style:font-weight-complex="normal"/>
    </style:style>
    <style:style style:name="P67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68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P69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200dfd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P70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text-line-through-style="none" style:text-line-through-type="none" style:font-name="Times New Roman1" fo:font-size="12pt" style:text-underline-style="none" fo:font-weight="normal" officeooo:rsid="001e2424" officeooo:paragraph-rsid="002f91c6" style:font-name-asian="Times New Roman1" style:font-size-asian="12pt" style:font-weight-asian="normal" style:font-name-complex="Times New Roman1" style:font-size-complex="12pt" style:font-weight-complex="normal"/>
    </style:style>
    <style:style style:name="P71" style:family="paragraph" style:parent-style-name="Standard" style:list-style-name="L1">
      <style:paragraph-properties fo:text-align="justify" style:justify-single-word="false" style:text-autospace="none"/>
      <style:text-properties fo:color="#000000" loext:opacity="100%" style:font-name="Times New Roman1" fo:font-size="12pt" fo:font-weight="normal" officeooo:rsid="001e2424" officeooo:paragraph-rsid="002f91c6" style:font-name-asian="Times New Roman1" style:font-size-asian="12pt" style:font-weight-asian="normal" style:font-name-complex="Times New Roman1" style:font-size-complex="12pt" style:font-weight-complex="normal"/>
    </style:style>
    <style:style style:name="P72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2cc8a" officeooo:paragraph-rsid="0026bd20" style:font-name-asian="TimesNewRomanPS-BoldMT" style:font-size-asian="12pt" style:font-weight-asian="normal" style:font-name-complex="TimesNewRomanPS-BoldMT" style:font-size-complex="12pt" style:font-weight-complex="normal"/>
    </style:style>
    <style:style style:name="P73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2cc8a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74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00dfd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75" style:family="paragraph" style:parent-style-name="Standard" style:list-style-name="L2">
      <style:paragraph-properties fo:text-align="justify" style:justify-single-word="false" style:text-autospace="none"/>
      <style:text-properties fo:color="#000000" loext:opacity="100%" style:font-name="Times New Roman2" fo:font-size="12pt" fo:font-weight="normal" officeooo:rsid="0023a156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76" style:family="paragraph" style:parent-style-name="Standard" style:list-style-name="L8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normal" officeooo:rsid="002f91c6" officeooo:paragraph-rsid="00317dc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77" style:family="paragraph" style:parent-style-name="Standard" style:list-style-name="L7">
      <style:paragraph-properties fo:text-align="justify" style:justify-single-word="false" style:text-autospace="none"/>
      <style:text-properties fo:color="#000000" loext:opacity="100%" style:font-name="Times New Roman" fo:font-size="12pt" fo:font-style="normal" fo:font-weight="bold" officeooo:rsid="0068a608" officeooo:paragraph-rsid="0068a608" style:font-name-asian="TimesNewRomanPSMT" style:font-size-asian="12pt" style:font-style-asian="normal" style:font-weight-asian="bold" style:font-name-complex="TimesNewRomanPSMT" style:font-size-complex="12pt" style:font-style-complex="normal" style:font-weight-complex="bold"/>
    </style:style>
    <style:style style:name="P78" style:family="paragraph" style:parent-style-name="Standard" style:list-style-name="L7">
      <style:paragraph-properties fo:text-align="justify" style:justify-single-word="false" style:text-autospace="none"/>
      <style:text-properties fo:color="#000000" loext:opacity="100%" style:font-name="Times New Roman" fo:font-size="12pt" fo:font-style="italic" fo:font-weight="normal" officeooo:rsid="00317dc5" officeooo:paragraph-rsid="00317dc5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P79" style:family="paragraph" style:parent-style-name="Standard" style:list-style-name="L2">
      <style:paragraph-properties fo:text-align="justify" style:justify-single-word="false" style:text-autospace="none"/>
    </style:style>
    <style:style style:name="P80" style:family="paragraph" style:parent-style-name="Standard" style:list-style-name="L2">
      <style:paragraph-properties fo:text-align="justify" style:justify-single-word="false" style:text-autospace="none"/>
      <style:text-properties officeooo:paragraph-rsid="00200dfd"/>
    </style:style>
    <style:style style:name="P81" style:family="paragraph" style:parent-style-name="Standard" style:list-style-name="L2">
      <style:paragraph-properties fo:text-align="justify" style:justify-single-word="false" style:text-autospace="none"/>
      <style:text-properties officeooo:paragraph-rsid="0052a21d"/>
    </style:style>
    <style:style style:name="P82" style:family="paragraph" style:parent-style-name="Standard" style:list-style-name="L2">
      <style:paragraph-properties fo:text-align="justify" style:justify-single-word="false" style:text-autospace="none"/>
      <style:text-properties officeooo:paragraph-rsid="0022cc8a"/>
    </style:style>
    <style:style style:name="P83" style:family="paragraph" style:parent-style-name="Standard" style:list-style-name="L2">
      <style:paragraph-properties fo:text-align="justify" style:justify-single-word="false" style:text-autospace="none"/>
      <style:text-properties officeooo:paragraph-rsid="004bb6cb"/>
    </style:style>
    <style:style style:name="P84" style:family="paragraph" style:parent-style-name="Standard" style:list-style-name="L5">
      <style:paragraph-properties fo:text-align="justify" style:justify-single-word="false" style:text-autospace="none"/>
    </style:style>
    <style:style style:name="P85" style:family="paragraph" style:parent-style-name="Standard" style:list-style-name="L3">
      <style:paragraph-properties fo:text-align="justify" style:justify-single-word="false" style:text-autospace="none"/>
      <style:text-properties style:font-name="Times New Roman2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86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paragraph-rsid="0026bd20" style:font-name-asian="TimesNewRomanPS-BoldMT" style:font-size-asian="12pt" style:font-weight-asian="normal" style:font-name-complex="TimesNewRomanPS-BoldMT" style:font-size-complex="12pt" style:font-weight-complex="normal"/>
    </style:style>
    <style:style style:name="P87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88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89" style:family="paragraph" style:parent-style-name="Standard" style:list-style-name="L2">
      <style:paragraph-properties fo:text-align="justify" style:justify-single-word="false" style:text-autospace="none"/>
      <style:text-properties style:font-name="Times New Roman2" fo:font-size="12pt" fo:font-weight="normal" officeooo:paragraph-rsid="0023a156" style:font-name-asian="TimesNewRomanPS-BoldMT" style:font-size-asian="12pt" style:font-weight-asian="normal" style:font-name-complex="TimesNewRomanPS-BoldMT" style:font-size-complex="12pt" style:font-weight-complex="normal"/>
    </style:style>
    <style:style style:name="P90" style:family="paragraph" style:parent-style-name="Standard" style:list-style-name="L4">
      <style:paragraph-properties fo:text-align="justify" style:justify-single-word="false" style:text-autospace="none"/>
      <style:text-properties style:font-name="Times New Roman2" fo:font-size="12pt" fo:font-weight="normal" officeooo:paragraph-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P91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92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weight="normal" officeooo:paragraph-rsid="0038132e" style:font-name-asian="TimesNewRomanPS-BoldMT" style:font-size-asian="12pt" style:font-weight-asian="normal" style:font-name-complex="TimesNewRomanPS-BoldMT" style:font-size-complex="12pt" style:font-weight-complex="normal"/>
    </style:style>
    <style:style style:name="P93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weight="normal" officeooo:paragraph-rsid="0029bb0c" style:font-name-asian="TimesNewRomanPS-BoldMT" style:font-size-asian="12pt" style:font-weight-asian="normal" style:font-name-complex="TimesNewRomanPS-BoldMT" style:font-size-complex="12pt" style:font-weight-complex="normal"/>
    </style:style>
    <style:style style:name="P94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weight="bold" officeooo:rsid="0026c6e9" officeooo:paragraph-rsid="0026c6e9" style:font-name-asian="TimesNewRomanPS-BoldMT" style:font-size-asian="12pt" style:font-weight-asian="bold" style:font-name-complex="TimesNewRomanPS-BoldMT" style:font-size-complex="12pt" style:font-weight-complex="bold"/>
    </style:style>
    <style:style style:name="P95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style="italic" fo:font-weight="normal" officeooo:rsid="0038132e" officeooo:paragraph-rsid="0038132e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96" style:family="paragraph" style:parent-style-name="Standard" style:list-style-name="L5">
      <style:paragraph-properties fo:text-align="justify" style:justify-single-word="false" style:text-autospace="none"/>
      <style:text-properties style:font-name="Times New Roman2" fo:font-size="12pt" fo:font-style="italic" fo:font-weight="normal" officeooo:paragraph-rsid="0038132e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P97" style:family="paragraph" style:parent-style-name="Standard" style:list-style-name="L7">
      <style:paragraph-properties fo:text-align="justify" style:justify-single-word="false" style:text-autospace="none"/>
      <style:text-properties style:font-name="Times New Roman2" fo:font-size="12pt" fo:font-style="normal" officeooo:rsid="00317dc5" officeooo:paragraph-rsid="00317dc5" style:font-name-asian="TimesNewRomanPS-BoldMT" style:font-size-asian="12pt" style:font-style-asian="normal" style:font-name-complex="TimesNewRomanPS-BoldMT" style:font-size-complex="12pt" style:font-style-complex="normal"/>
    </style:style>
    <style:style style:name="P98" style:family="paragraph" style:parent-style-name="Standard" style:list-style-name="L5"/>
    <style:style style:name="P99" style:family="paragraph" style:parent-style-name="Standard" style:list-style-name="L6">
      <style:paragraph-properties fo:text-align="start" style:justify-single-word="false" style:text-autospace="none"/>
    </style:style>
    <style:style style:name="P100" style:family="paragraph" style:parent-style-name="Standard" style:list-style-name="L6">
      <style:paragraph-properties fo:text-align="start" style:justify-single-word="false" style:text-autospace="none"/>
      <style:text-properties officeooo:paragraph-rsid="002f91c6"/>
    </style:style>
    <style:style style:name="P101" style:family="paragraph" style:parent-style-name="Standard" style:list-style-name="L7">
      <style:paragraph-properties fo:text-align="start" style:justify-single-word="false" style:text-autospace="none"/>
      <style:text-properties officeooo:paragraph-rsid="0030a915"/>
    </style:style>
    <style:style style:name="P102" style:family="paragraph" style:parent-style-name="Standard" style:list-style-name="L7">
      <style:paragraph-properties fo:text-align="start" style:justify-single-word="false" style:text-autospace="none"/>
      <style:text-properties fo:font-style="normal" officeooo:paragraph-rsid="0067cd96" style:font-style-asian="normal" style:font-style-complex="normal"/>
    </style:style>
    <style:style style:name="P103" style:family="paragraph" style:parent-style-name="Standard" style:list-style-name="L7">
      <style:paragraph-properties fo:text-align="justify" style:justify-single-word="false" style:text-autospace="none"/>
      <style:text-properties fo:font-style="normal" officeooo:paragraph-rsid="00317dc5" style:font-style-asian="normal" style:font-style-complex="normal"/>
    </style:style>
    <style:style style:name="P104" style:family="paragraph" style:parent-style-name="Standard" style:list-style-name="L7">
      <style:paragraph-properties fo:text-align="justify" style:justify-single-word="false" style:text-autospace="none"/>
      <style:text-properties fo:font-style="normal" officeooo:rsid="0032a57b" officeooo:paragraph-rsid="0032a57b" style:font-style-asian="normal" style:font-style-complex="normal"/>
    </style:style>
    <style:style style:name="P105" style:family="paragraph" style:parent-style-name="Table_20_Contents" style:list-style-name="L9">
      <style:paragraph-properties fo:text-align="justify" style:justify-single-word="false"/>
      <style:text-properties style:font-name="Times New Roman2" fo:font-size="12pt" fo:font-style="normal" officeooo:rsid="0068a608" officeooo:paragraph-rsid="0068a608" style:font-name-asian="TimesNewRomanPS-BoldMT" style:font-size-asian="12pt" style:font-style-asian="normal" style:font-name-complex="TimesNewRomanPS-BoldMT" style:font-size-complex="12pt" style:font-style-complex="normal"/>
    </style:style>
    <style:style style:name="P106" style:family="paragraph" style:parent-style-name="Table_20_Contents" style:list-style-name="L10">
      <style:paragraph-properties fo:text-align="justify" style:justify-single-word="false"/>
      <style:text-properties style:font-name="Times New Roman2" fo:font-size="12pt" fo:font-style="italic" officeooo:paragraph-rsid="006d298a" style:font-name-asian="TimesNewRomanPS-BoldMT" style:font-size-asian="12pt" style:font-style-asian="italic" style:font-name-complex="TimesNewRomanPS-BoldMT" style:font-size-complex="12pt" style:font-style-complex="italic"/>
    </style:style>
    <style:style style:name="P107" style:family="paragraph" style:parent-style-name="Table_20_Contents">
      <style:paragraph-properties fo:text-align="justify" style:justify-single-word="false"/>
      <style:text-properties style:font-name="Times New Roman2" fo:font-size="12pt" fo:font-weight="normal" officeooo:rsid="00493458" officeooo:paragraph-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P108" style:family="paragraph" style:parent-style-name="Table_20_Contents">
      <style:paragraph-properties fo:text-align="justify" style:justify-single-word="false"/>
      <style:text-properties style:font-name="Times New Roman2" fo:font-size="12pt" officeooo:paragraph-rsid="0022cc8a" style:font-name-asian="TimesNewRomanPS-BoldMT" style:font-size-asian="12pt" style:font-name-complex="TimesNewRomanPS-BoldMT" style:font-size-complex="12pt"/>
    </style:style>
    <style:style style:name="P109" style:family="paragraph" style:parent-style-name="Table_20_Contents">
      <style:text-properties officeooo:paragraph-rsid="004dc6d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a92" style:font-weight-asian="bold" style:font-weight-complex="bold"/>
    </style:style>
    <style:style style:name="T3" style:family="text">
      <style:text-properties fo:font-weight="bold" officeooo:rsid="001e2424" style:font-weight-asian="bold" style:font-weight-complex="bold"/>
    </style:style>
    <style:style style:name="T4" style:family="text">
      <style:text-properties fo:font-weight="bold" officeooo:rsid="00200dfd" style:font-weight-asian="bold" style:font-weight-complex="bold"/>
    </style:style>
    <style:style style:name="T5" style:family="text">
      <style:text-properties fo:font-weight="bold" officeooo:rsid="0026c6e9" style:font-weight-asian="bold" style:font-weight-complex="bold"/>
    </style:style>
    <style:style style:name="T6" style:family="text">
      <style:text-properties fo:font-weight="bold" officeooo:rsid="0047dd75" style:font-weight-asian="bold" style:font-weight-complex="bold"/>
    </style:style>
    <style:style style:name="T7" style:family="text">
      <style:text-properties fo:font-weight="bold" officeooo:rsid="00576d83" style:font-weight-asian="bold" style:font-weight-complex="bold"/>
    </style:style>
    <style:style style:name="T8" style:family="text">
      <style:text-properties fo:font-weight="bold" officeooo:rsid="00607b94" style:font-weight-asian="bold" style:font-weight-complex="bold"/>
    </style:style>
    <style:style style:name="T9" style:family="text">
      <style:text-properties fo:font-weight="bold" officeooo:rsid="006a4487" style:font-weight-asian="bold" style:font-weight-complex="bold"/>
    </style:style>
    <style:style style:name="T10" style:family="text">
      <style:text-properties fo:font-weight="bold" officeooo:rsid="0077d4b2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d0cee" style:font-style-asian="italic" style:font-style-complex="italic"/>
    </style:style>
    <style:style style:name="T13" style:family="text">
      <style:text-properties fo:font-style="italic" officeooo:rsid="002e7067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6c6e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56d4d2" style:font-style-asian="italic" style:font-weight-asian="bold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T19" style:family="text">
      <style:text-properties style:font-name="Times New Roman" fo:font-weight="normal" style:font-weight-asian="normal" style:font-weight-complex="normal"/>
    </style:style>
    <style:style style:name="T20" style:family="text">
      <style:text-properties style:font-name="Times New Roman" fo:font-weight="normal" officeooo:rsid="002f91c6" style:font-weight-asian="normal" style:font-weight-complex="normal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3" style:family="text">
      <style:text-properties fo:color="#000000" loext:opacity="100%" style:font-name="Times New Roman1" fo:font-size="12pt" fo:font-weight="bold" officeooo:rsid="0067cd96" style:font-name-asian="Times New Roman1" style:font-size-asian="12pt" style:font-weight-asian="bold" style:font-name-complex="Times New Roman1" style:font-size-complex="12pt" style:font-weight-complex="bold"/>
    </style:style>
    <style:style style:name="T24" style:family="text">
      <style:text-properties fo:color="#000000" loext:opacity="100%" style:font-name="Times New Roman1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5" style:family="text">
      <style:text-properties fo:color="#000000" loext:opacity="100%" style:font-name="Times New Roman1" fo:font-size="12pt" fo:font-weight="normal" officeooo:rsid="001dba92" style:font-name-asian="Times New Roman1" style:font-size-asian="12pt" style:font-weight-asian="normal" style:font-name-complex="Times New Roman1" style:font-size-complex="12pt" style:font-weight-complex="normal"/>
    </style:style>
    <style:style style:name="T26" style:family="text">
      <style:text-properties fo:color="#000000" loext:opacity="100%" style:font-name="Times New Roman1" fo:font-size="12pt" fo:font-weight="normal" officeooo:rsid="001e2424" style:font-name-asian="Times New Roman1" style:font-size-asian="12pt" style:font-weight-asian="normal" style:font-name-complex="Times New Roman1" style:font-size-complex="12pt" style:font-weight-complex="normal"/>
    </style:style>
    <style:style style:name="T27" style:family="text">
      <style:text-properties fo:color="#000000" loext:opacity="100%" style:font-name="Times New Roman1" fo:font-size="12pt" fo:font-weight="normal" officeooo:rsid="0030a915" style:font-name-asian="Times New Roman1" style:font-size-asian="12pt" style:font-weight-asian="normal" style:font-name-complex="Times New Roman1" style:font-size-complex="12pt" style:font-weight-complex="normal"/>
    </style:style>
    <style:style style:name="T28" style:family="text">
      <style:text-properties fo:color="#000000" loext:opacity="100%" style:font-name="Times New Roman1" fo:font-size="12pt" fo:font-weight="normal" officeooo:rsid="003844d1" style:font-name-asian="Times New Roman1" style:font-size-asian="12pt" style:font-weight-asian="normal" style:font-name-complex="Times New Roman1" style:font-size-complex="12pt" style:font-weight-complex="normal"/>
    </style:style>
    <style:style style:name="T29" style:family="text">
      <style:text-properties fo:color="#000000" loext:opacity="100%" style:font-name="Times New Roman1" fo:font-size="12pt" fo:font-weight="normal" officeooo:rsid="003ad004" style:font-name-asian="Times New Roman1" style:font-size-asian="12pt" style:font-weight-asian="normal" style:font-name-complex="Times New Roman1" style:font-size-complex="12pt" style:font-weight-complex="normal"/>
    </style:style>
    <style:style style:name="T30" style:family="text">
      <style:text-properties fo:color="#000000" loext:opacity="100%" style:font-name="Times New Roman1" fo:font-size="12pt" fo:font-weight="normal" officeooo:rsid="0053c21b" style:font-name-asian="Times New Roman1" style:font-size-asian="12pt" style:font-weight-asian="normal" style:font-name-complex="Times New Roman1" style:font-size-complex="12pt" style:font-weight-complex="normal"/>
    </style:style>
    <style:style style:name="T31" style:family="text">
      <style:text-properties fo:color="#000000" loext:opacity="100%" style:font-name="Times New Roman1" fo:font-size="12pt" fo:font-weight="normal" officeooo:rsid="0067cd96" style:font-name-asian="Times New Roman1" style:font-size-asian="12pt" style:font-weight-asian="normal" style:font-name-complex="Times New Roman1" style:font-size-complex="12pt" style:font-weight-complex="normal"/>
    </style:style>
    <style:style style:name="T32" style:family="text">
      <style:text-properties fo:color="#000000" loext:opacity="100%" style:font-name="Times New Roman1" fo:font-size="12pt" fo:font-weight="normal" officeooo:rsid="00688814" style:font-name-asian="Times New Roman1" style:font-size-asian="12pt" style:font-weight-asian="normal" style:font-name-complex="Times New Roman1" style:font-size-complex="12pt" style:font-weight-complex="normal"/>
    </style:style>
    <style:style style:name="T33" style:family="text">
      <style:text-properties fo:color="#000000" loext:opacity="100%" style:font-name="Times New Roman1" fo:font-size="12pt" fo:font-style="italic" fo:font-weight="normal" officeooo:rsid="001e2424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4" style:family="text">
      <style:text-properties fo:color="#000000" loext:opacity="100%" style:font-name="Times New Roman1" fo:font-size="12pt" fo:font-style="italic" fo:font-weight="normal" officeooo:rsid="0031d12f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5" style:family="text">
      <style:text-properties fo:color="#000000" loext:opacity="100%" style:font-name="Times New Roman1" fo:font-size="12pt" fo:font-style="italic" fo:font-weight="normal" officeooo:rsid="001dba92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6" style:family="text">
      <style:text-properties fo:color="#000000" loext:opacity="100%" style:font-name="Times New Roman1" fo:font-size="12pt" fo:font-style="normal" fo:font-weight="normal" officeooo:rsid="001dba9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7" style:family="text">
      <style:text-properties fo:color="#000000" loext:opacity="100%" style:font-name="Times New Roman1" fo:font-size="12pt" fo:font-style="normal" fo:font-weight="normal" officeooo:rsid="001e242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8" style:family="text">
      <style:text-properties fo:color="#000000" loext:opacity="100%" style:font-name="Times New Roman1" fo:font-size="12pt" fo:font-style="normal" fo:font-weight="normal" officeooo:rsid="006215d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39" style:family="text">
      <style:text-properties fo:color="#000000" loext:opacity="100%" style:font-name="Times New Roman1" fo:font-size="12pt" fo:font-style="normal" fo:font-weight="normal" officeooo:rsid="0066624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Times New Roman" fo:font-size="12pt" style:text-underline-style="none" fo:font-weight="normal" style:font-name-asian="Times New Roman3" style:font-size-asian="12pt" style:font-weight-asian="normal" style:font-name-complex="Times New Roman3" style:font-size-complex="12pt" style:font-weight-complex="normal"/>
    </style:style>
    <style:style style:name="T41" style:family="text">
      <style:text-properties fo:color="#000000" loext:opacity="100%" style:text-line-through-style="none" style:text-line-through-type="none" style:font-name="Times New Roman" fo:font-size="12pt" style:text-underline-style="none" fo:font-weight="normal" officeooo:rsid="00200dfd" style:font-name-asian="Times New Roman3" style:font-size-asian="12pt" style:font-weight-asian="normal" style:font-name-complex="Times New Roman3" style:font-size-complex="12pt" style:font-weight-complex="normal"/>
    </style:style>
    <style:style style:name="T42" style:family="text">
      <style:text-properties fo:color="#000000" loext:opacity="100%" style:text-line-through-style="none" style:text-line-through-type="none" style:font-name="Times New Roman" fo:font-size="12pt" fo:font-style="italic" style:text-underline-style="none" fo:font-weight="normal" officeooo:rsid="00200dfd" style:font-name-asian="Times New Roman3" style:font-size-asian="12pt" style:font-style-asian="italic" style:font-weight-asian="normal" style:font-name-complex="Times New Roman3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200dfd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normal" officeooo:rsid="005f6de5" style:font-name-asian="Times New Roman3" style:font-size-asian="12pt" style:font-style-asian="normal" style:font-weight-asian="normal" style:font-name-complex="Times New Roman3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Times New Roman" fo:font-size="12pt" fo:font-style="normal" style:text-underline-style="none" fo:font-weight="bold" officeooo:rsid="005f6de5" style:font-name-asian="Times New Roman3" style:font-size-asian="12pt" style:font-style-asian="normal" style:font-weight-asian="bold" style:font-name-complex="Times New Roman3" style:font-size-complex="12pt" style:font-style-complex="normal" style:font-weight-complex="bold"/>
    </style:style>
    <style:style style:name="T46" style:family="text">
      <style:text-properties fo:color="#000000" loext:opacity="100%" style:font-name="Times New Roman2" fo:font-size="12pt" fo:font-weight="normal" officeooo:rsid="00200dfd" style:font-name-asian="TimesNewRomanPS-BoldMT" style:font-size-asian="12pt" style:font-weight-asian="normal" style:font-name-complex="TimesNewRomanPS-BoldMT" style:font-size-complex="12pt" style:font-weight-complex="normal"/>
    </style:style>
    <style:style style:name="T47" style:family="text">
      <style:text-properties fo:color="#000000" loext:opacity="100%" style:font-name="Times New Roman2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T48" style:family="text">
      <style:text-properties fo:color="#000000" loext:opacity="100%" style:font-name="Times New Roman2" fo:font-size="12pt" fo:font-weight="normal" officeooo:rsid="004531ab" style:font-name-asian="TimesNewRomanPS-BoldMT" style:font-size-asian="12pt" style:font-weight-asian="normal" style:font-name-complex="TimesNewRomanPS-BoldMT" style:font-size-complex="12pt" style:font-weight-complex="normal"/>
    </style:style>
    <style:style style:name="T49" style:family="text">
      <style:text-properties fo:color="#000000" loext:opacity="100%" style:font-name="Times New Roman2" fo:font-size="12pt" fo:font-weight="normal" officeooo:rsid="00493458" style:font-name-asian="TimesNewRomanPS-BoldMT" style:font-size-asian="12pt" style:font-weight-asian="normal" style:font-name-complex="TimesNewRomanPS-BoldMT" style:font-size-complex="12pt" style:font-weight-complex="normal"/>
    </style:style>
    <style:style style:name="T50" style:family="text">
      <style:text-properties fo:color="#000000" loext:opacity="100%" style:font-name="Times New Roman2" fo:font-size="12pt" fo:font-weight="normal" officeooo:rsid="004bb6cb" style:font-name-asian="TimesNewRomanPS-BoldMT" style:font-size-asian="12pt" style:font-weight-asian="normal" style:font-name-complex="TimesNewRomanPS-BoldMT" style:font-size-complex="12pt" style:font-weight-complex="normal"/>
    </style:style>
    <style:style style:name="T51" style:family="text">
      <style:text-properties fo:color="#000000" loext:opacity="100%" style:font-name="Times New Roman2" fo:font-size="12pt" fo:font-weight="normal" officeooo:rsid="004bd41f" style:font-name-asian="TimesNewRomanPS-BoldMT" style:font-size-asian="12pt" style:font-weight-asian="normal" style:font-name-complex="TimesNewRomanPS-BoldMT" style:font-size-complex="12pt" style:font-weight-complex="normal"/>
    </style:style>
    <style:style style:name="T52" style:family="text">
      <style:text-properties fo:color="#000000" loext:opacity="100%" style:font-name="Times New Roman2" fo:font-size="12pt" fo:font-weight="normal" officeooo:rsid="004d06a5" style:font-name-asian="TimesNewRomanPS-BoldMT" style:font-size-asian="12pt" style:font-weight-asian="normal" style:font-name-complex="TimesNewRomanPS-BoldMT" style:font-size-complex="12pt" style:font-weight-complex="normal"/>
    </style:style>
    <style:style style:name="T53" style:family="text">
      <style:text-properties fo:color="#000000" loext:opacity="100%" style:font-name="Times New Roman2" fo:font-size="12pt" fo:font-style="italic" fo:font-weight="normal" officeooo:rsid="00255c30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54" style:family="text">
      <style:text-properties fo:color="#000000" loext:opacity="100%" style:font-name="Times New Roman2" fo:font-size="11pt" fo:font-style="italic" fo:font-weight="normal" officeooo:rsid="00255c30" style:font-name-asian="TimesNewRomanPS-BoldMT" style:font-size-asian="11pt" style:font-style-asian="italic" style:font-weight-asian="normal" style:font-name-complex="TimesNewRomanPS-BoldMT" style:font-size-complex="11pt" style:font-style-complex="italic" style:font-weight-complex="normal"/>
    </style:style>
    <style:style style:name="T55" style:family="text">
      <style:text-properties fo:color="#000000" loext:opacity="100%" style:font-name="Times New Roman" fo:font-size="12pt" officeooo:rsid="002f91c6" style:font-name-asian="TimesNewRomanPSMT" style:font-size-asian="12pt" style:font-name-complex="TimesNewRomanPSMT" style:font-size-complex="12pt"/>
    </style:style>
    <style:style style:name="T56" style:family="text">
      <style:text-properties fo:color="#000000" loext:opacity="100%" style:font-name="Times New Roman" fo:font-size="12pt" officeooo:rsid="0030a915" style:font-name-asian="TimesNewRomanPSMT" style:font-size-asian="12pt" style:font-name-complex="TimesNewRomanPSMT" style:font-size-complex="12pt"/>
    </style:style>
    <style:style style:name="T57" style:family="text">
      <style:text-properties fo:color="#000000" loext:opacity="100%" style:font-name="Times New Roman" fo:font-size="12pt" officeooo:rsid="00317dc5" style:font-name-asian="TimesNewRomanPSMT" style:font-size-asian="12pt" style:font-name-complex="TimesNewRomanPSMT" style:font-size-complex="12pt"/>
    </style:style>
    <style:style style:name="T58" style:family="text">
      <style:text-properties fo:color="#000000" loext:opacity="100%" style:font-name="Times New Roman" fo:font-size="12pt" fo:font-style="italic" officeooo:rsid="002f91c6" style:font-name-asian="TimesNewRomanPSMT" style:font-size-asian="12pt" style:font-style-asian="italic" style:font-name-complex="TimesNewRomanPSMT" style:font-size-complex="12pt" style:font-style-complex="italic"/>
    </style:style>
    <style:style style:name="T59" style:family="text">
      <style:text-properties fo:color="#000000" loext:opacity="100%" style:font-name="Times New Roman" fo:font-size="12pt" fo:font-style="italic" officeooo:rsid="0031d12f" style:font-name-asian="TimesNewRomanPSMT" style:font-size-asian="12pt" style:font-style-asian="italic" style:font-name-complex="TimesNewRomanPSMT" style:font-size-complex="12pt" style:font-style-complex="italic"/>
    </style:style>
    <style:style style:name="T60" style:family="text">
      <style:text-properties fo:color="#000000" loext:opacity="100%" style:font-name="Times New Roman" fo:font-size="12pt" fo:font-style="italic" officeooo:rsid="0035e2dc" style:font-name-asian="TimesNewRomanPSMT" style:font-size-asian="12pt" style:font-style-asian="italic" style:font-name-complex="TimesNewRomanPSMT" style:font-size-complex="12pt" style:font-style-complex="italic"/>
    </style:style>
    <style:style style:name="T61" style:family="text">
      <style:text-properties fo:color="#000000" loext:opacity="100%" style:font-name="Times New Roman" fo:font-size="12pt" fo:font-style="italic" officeooo:rsid="005e6736" style:font-name-asian="TimesNewRomanPSMT" style:font-size-asian="12pt" style:font-style-asian="italic" style:font-name-complex="TimesNewRomanPSMT" style:font-size-complex="12pt" style:font-style-complex="italic"/>
    </style:style>
    <style:style style:name="T62" style:family="text">
      <style:text-properties fo:color="#000000" loext:opacity="100%" style:font-name="Times New Roman" fo:font-size="12pt" fo:font-style="italic" officeooo:rsid="0067cd96" style:font-name-asian="TimesNewRomanPSMT" style:font-size-asian="12pt" style:font-style-asian="italic" style:font-name-complex="TimesNewRomanPSMT" style:font-size-complex="12pt" style:font-style-complex="italic"/>
    </style:style>
    <style:style style:name="T63" style:family="text">
      <style:text-properties fo:color="#000000" loext:opacity="100%" style:font-name="Times New Roman" fo:font-size="12pt" fo:font-style="italic" fo:font-weight="bold" officeooo:rsid="0030a915" style:font-name-asian="TimesNewRomanPSMT" style:font-size-asian="12pt" style:font-style-asian="italic" style:font-weight-asian="bold" style:font-name-complex="TimesNewRomanPSMT" style:font-size-complex="12pt" style:font-style-complex="italic" style:font-weight-complex="bold"/>
    </style:style>
    <style:style style:name="T64" style:family="text">
      <style:text-properties fo:color="#000000" loext:opacity="100%" style:font-name="Times New Roman" fo:font-size="12pt" fo:font-style="italic" fo:font-weight="bold" officeooo:rsid="0067cd96" style:font-name-asian="TimesNewRomanPSMT" style:font-size-asian="12pt" style:font-style-asian="italic" style:font-weight-asian="bold" style:font-name-complex="TimesNewRomanPSMT" style:font-size-complex="12pt" style:font-style-complex="italic" style:font-weight-complex="bold"/>
    </style:style>
    <style:style style:name="T65" style:family="text">
      <style:text-properties fo:color="#000000" loext:opacity="100%" style:font-name="Times New Roman" fo:font-size="12pt" fo:font-style="italic" fo:font-weight="normal" officeooo:rsid="002f91c6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6" style:family="text">
      <style:text-properties fo:color="#000000" loext:opacity="100%" style:font-name="Times New Roman" fo:font-size="12pt" fo:font-style="italic" fo:font-weight="normal" officeooo:rsid="00317dc5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7" style:family="text">
      <style:text-properties fo:color="#000000" loext:opacity="100%" style:font-name="Times New Roman" fo:font-size="12pt" fo:font-style="italic" fo:font-weight="normal" officeooo:rsid="0031d12f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8" style:family="text">
      <style:text-properties fo:color="#000000" loext:opacity="100%" style:font-name="Times New Roman" fo:font-size="12pt" fo:font-style="italic" fo:font-weight="normal" officeooo:rsid="005e6736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69" style:family="text">
      <style:text-properties fo:color="#000000" loext:opacity="100%" style:font-name="Times New Roman" fo:font-size="12pt" fo:font-style="italic" fo:font-weight="normal" officeooo:rsid="0067cd96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70" style:family="text">
      <style:text-properties fo:color="#000000" loext:opacity="100%" style:font-name="Times New Roman" fo:font-size="12pt" fo:font-style="italic" fo:font-weight="normal" officeooo:rsid="0068a608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71" style:family="text">
      <style:text-properties fo:color="#000000" loext:opacity="100%" style:font-name="Times New Roman" fo:font-size="12pt" fo:font-style="normal" officeooo:rsid="002f91c6" style:font-name-asian="TimesNewRomanPSMT" style:font-size-asian="12pt" style:font-style-asian="normal" style:font-name-complex="TimesNewRomanPSMT" style:font-size-complex="12pt" style:font-style-complex="normal"/>
    </style:style>
    <style:style style:name="T72" style:family="text">
      <style:text-properties fo:color="#000000" loext:opacity="100%" style:font-name="Times New Roman" fo:font-size="12pt" fo:font-style="normal" officeooo:rsid="0030a915" style:font-name-asian="TimesNewRomanPSMT" style:font-size-asian="12pt" style:font-style-asian="normal" style:font-name-complex="TimesNewRomanPSMT" style:font-size-complex="12pt" style:font-style-complex="normal"/>
    </style:style>
    <style:style style:name="T73" style:family="text">
      <style:text-properties fo:color="#000000" loext:opacity="100%" style:font-name="Times New Roman" fo:font-size="12pt" fo:font-style="normal" fo:font-weight="normal" officeooo:rsid="001dba92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74" style:family="text">
      <style:text-properties fo:color="#000000" loext:opacity="100%" style:font-name="Times New Roman" fo:font-size="12pt" fo:font-style="normal" fo:font-weight="normal" officeooo:rsid="0030a915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75" style:family="text">
      <style:text-properties fo:color="#000000" loext:opacity="100%" style:font-name="Times New Roman" fo:font-size="12pt" fo:font-weight="normal" style:font-name-asian="TimesNewRomanPSMT" style:font-size-asian="12pt" style:font-weight-asian="normal" style:font-name-complex="TimesNewRomanPSMT" style:font-size-complex="12pt" style:font-weight-complex="normal"/>
    </style:style>
    <style:style style:name="T76" style:family="text">
      <style:text-properties fo:color="#000000" loext:opacity="100%" style:font-name="Times New Roman" fo:font-size="12pt" fo:font-weight="normal" officeooo:rsid="001dba92" style:font-name-asian="TimesNewRomanPSMT" style:font-size-asian="12pt" style:font-weight-asian="normal" style:font-name-complex="TimesNewRomanPSMT" style:font-size-complex="12pt" style:font-weight-complex="normal"/>
    </style:style>
    <style:style style:name="T77" style:family="text">
      <style:text-properties fo:color="#000000" loext:opacity="100%" style:font-name="Times New Roman" fo:font-size="12pt" fo:font-weight="normal" officeooo:rsid="0030a915" style:font-name-asian="TimesNewRomanPSMT" style:font-size-asian="12pt" style:font-weight-asian="normal" style:font-name-complex="TimesNewRomanPSMT" style:font-size-complex="12pt" style:font-weight-complex="normal"/>
    </style:style>
    <style:style style:name="T78" style:family="text">
      <style:text-properties fo:color="#000000" loext:opacity="100%" style:font-name="Times New Roman" fo:font-size="12pt" fo:font-weight="normal" officeooo:rsid="00317dc5" style:font-name-asian="TimesNewRomanPSMT" style:font-size-asian="12pt" style:font-weight-asian="normal" style:font-name-complex="TimesNewRomanPSMT" style:font-size-complex="12pt" style:font-weight-complex="normal"/>
    </style:style>
    <style:style style:name="T79" style:family="text">
      <style:text-properties fo:color="#000000" loext:opacity="100%" style:font-name="Times New Roman" fo:font-size="12pt" fo:font-weight="normal" officeooo:rsid="0031d12f" style:font-name-asian="TimesNewRomanPSMT" style:font-size-asian="12pt" style:font-weight-asian="normal" style:font-name-complex="TimesNewRomanPSMT" style:font-size-complex="12pt" style:font-weight-complex="normal"/>
    </style:style>
    <style:style style:name="T80" style:family="text">
      <style:text-properties fo:color="#000000" loext:opacity="100%" style:font-name="Times New Roman" fo:font-size="12pt" fo:font-weight="normal" officeooo:rsid="0032a57b" style:font-name-asian="TimesNewRomanPSMT" style:font-size-asian="12pt" style:font-weight-asian="normal" style:font-name-complex="TimesNewRomanPSMT" style:font-size-complex="12pt" style:font-weight-complex="normal"/>
    </style:style>
    <style:style style:name="T81" style:family="text">
      <style:text-properties fo:color="#000000" loext:opacity="100%" style:font-name="Times New Roman" fo:font-size="12pt" fo:font-weight="normal" officeooo:rsid="006d298a" style:font-name-asian="TimesNewRomanPSMT" style:font-size-asian="12pt" style:font-weight-asian="normal" style:font-name-complex="TimesNewRomanPSMT" style:font-size-complex="12pt" style:font-weight-complex="normal"/>
    </style:style>
    <style:style style:name="T82" style:family="text">
      <style:text-properties fo:color="#000000" loext:opacity="100%" style:font-name="Times New Roman" fo:font-weight="normal" style:font-name-asian="TimesNewRomanPSMT" style:font-weight-asian="normal" style:font-name-complex="TimesNewRomanPSMT" style:font-weight-complex="normal"/>
    </style:style>
    <style:style style:name="T83" style:family="text">
      <style:text-properties fo:color="#000000" loext:opacity="100%" style:font-name="Times New Roman" fo:font-weight="normal" officeooo:rsid="0030a915" style:font-name-asian="TimesNewRomanPSMT" style:font-weight-asian="normal" style:font-name-complex="TimesNewRomanPSMT" style:font-weight-complex="normal"/>
    </style:style>
    <style:style style:name="T84" style:family="text">
      <style:text-properties fo:color="#000000" loext:opacity="100%" fo:font-style="italic" officeooo:rsid="0055c030" style:font-style-asian="italic" style:font-style-complex="italic"/>
    </style:style>
    <style:style style:name="T85" style:family="text">
      <style:text-properties fo:color="#000000" loext:opacity="100%" fo:font-style="italic" officeooo:rsid="0056d4d2" style:font-style-asian="italic" style:font-style-complex="italic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weight="normal" officeooo:rsid="001dba92" style:font-weight-asian="normal" style:font-weight-complex="normal"/>
    </style:style>
    <style:style style:name="T88" style:family="text">
      <style:text-properties fo:font-weight="normal" officeooo:rsid="0030a915" style:font-weight-asian="normal" style:font-weight-complex="normal"/>
    </style:style>
    <style:style style:name="T89" style:family="text">
      <style:text-properties fo:font-weight="normal" officeooo:rsid="0053c21b" style:font-weight-asian="normal" style:font-weight-complex="normal"/>
    </style:style>
    <style:style style:name="T90" style:family="text">
      <style:text-properties officeooo:rsid="00200dfd"/>
    </style:style>
    <style:style style:name="T91" style:family="text">
      <style:text-properties style:font-name="Times New Roman2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T92" style:family="text">
      <style:text-properties style:font-name="Times New Roman2" fo:font-size="12pt" fo:font-weight="normal" officeooo:rsid="00200dfd" style:font-name-asian="TimesNewRomanPS-BoldMT" style:font-size-asian="12pt" style:font-weight-asian="normal" style:font-name-complex="TimesNewRomanPS-BoldMT" style:font-size-complex="12pt" style:font-weight-complex="normal"/>
    </style:style>
    <style:style style:name="T93" style:family="text">
      <style:text-properties style:font-name="Times New Roman2" fo:font-size="12pt" fo:font-weight="normal" officeooo:rsid="0022cc8a" style:font-name-asian="TimesNewRomanPS-BoldMT" style:font-size-asian="12pt" style:font-weight-asian="normal" style:font-name-complex="TimesNewRomanPS-BoldMT" style:font-size-complex="12pt" style:font-weight-complex="normal"/>
    </style:style>
    <style:style style:name="T94" style:family="text">
      <style:text-properties style:font-name="Times New Roman2" fo:font-size="12pt" fo:font-weight="normal" officeooo:rsid="004531ab" style:font-name-asian="TimesNewRomanPS-BoldMT" style:font-size-asian="12pt" style:font-weight-asian="normal" style:font-name-complex="TimesNewRomanPS-BoldMT" style:font-size-complex="12pt" style:font-weight-complex="normal"/>
    </style:style>
    <style:style style:name="T95" style:family="text">
      <style:text-properties style:font-name="Times New Roman2" fo:font-size="12pt" fo:font-weight="normal" officeooo:rsid="0052a21d" style:font-name-asian="TimesNewRomanPS-BoldMT" style:font-size-asian="12pt" style:font-weight-asian="normal" style:font-name-complex="TimesNewRomanPS-BoldMT" style:font-size-complex="12pt" style:font-weight-complex="normal"/>
    </style:style>
    <style:style style:name="T96" style:family="text">
      <style:text-properties style:font-name="Times New Roman2" fo:font-size="12pt" fo:font-weight="normal" officeooo:rsid="005f6de5" style:font-name-asian="TimesNewRomanPS-BoldMT" style:font-size-asian="12pt" style:font-weight-asian="normal" style:font-name-complex="TimesNewRomanPS-BoldMT" style:font-size-complex="12pt" style:font-weight-complex="normal"/>
    </style:style>
    <style:style style:name="T97" style:family="text">
      <style:text-properties style:font-name="Times New Roman2" fo:font-size="12pt" fo:font-style="italic" fo:font-weight="normal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98" style:family="text">
      <style:text-properties style:font-name="Times New Roman2" fo:font-size="12pt" fo:font-style="italic" fo:font-weight="normal" officeooo:rsid="0038132e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99" style:family="text">
      <style:text-properties style:font-name="Times New Roman2" fo:font-size="12pt" fo:font-style="italic" fo:font-weight="normal" officeooo:rsid="00607b94" style:font-name-asian="TimesNewRomanPS-BoldMT" style:font-size-asian="12pt" style:font-style-asian="italic" style:font-weight-asian="normal" style:font-name-complex="TimesNewRomanPS-BoldMT" style:font-size-complex="12pt" style:font-style-complex="italic" style:font-weight-complex="normal"/>
    </style:style>
    <style:style style:name="T100" style:family="text">
      <style:text-properties style:font-name="Times New Roman2" fo:font-size="12pt" fo:font-style="italic" fo:font-weight="bold" style:font-name-asian="TimesNewRomanPS-BoldMT" style:font-size-asian="12pt" style:font-style-asian="italic" style:font-weight-asian="bold" style:font-name-complex="TimesNewRomanPS-BoldMT" style:font-size-complex="12pt" style:font-style-complex="italic" style:font-weight-complex="bold"/>
    </style:style>
    <style:style style:name="T101" style:family="text">
      <style:text-properties style:font-name="Times New Roman2" fo:font-size="11pt" fo:font-style="italic" fo:font-weight="normal" style:font-name-asian="TimesNewRomanPS-BoldMT" style:font-size-asian="11pt" style:font-style-asian="italic" style:font-weight-asian="normal" style:font-name-complex="TimesNewRomanPS-BoldMT" style:font-size-complex="11pt" style:font-style-complex="italic" style:font-weight-complex="normal"/>
    </style:style>
    <style:style style:name="T102" style:family="text">
      <style:text-properties style:font-name="Times New Roman2" officeooo:rsid="00421372" style:font-name-asian="TimesNewRomanPS-BoldMT" style:font-name-complex="TimesNewRomanPS-BoldMT"/>
    </style:style>
    <style:style style:name="T103" style:family="text">
      <style:text-properties officeooo:rsid="0022cc8a"/>
    </style:style>
    <style:style style:name="T104" style:family="text">
      <style:text-properties officeooo:rsid="00242cca"/>
    </style:style>
    <style:style style:name="T105" style:family="text">
      <style:text-properties officeooo:rsid="0026c6e9"/>
    </style:style>
    <style:style style:name="T106" style:family="text">
      <style:text-properties officeooo:rsid="0029bb0c"/>
    </style:style>
    <style:style style:name="T107" style:family="text">
      <style:text-properties officeooo:rsid="002b3065"/>
    </style:style>
    <style:style style:name="T108" style:family="text">
      <style:text-properties officeooo:rsid="002d0cee"/>
    </style:style>
    <style:style style:name="T109" style:family="text">
      <style:text-properties officeooo:rsid="002e7067"/>
    </style:style>
    <style:style style:name="T110" style:family="text">
      <style:text-properties officeooo:rsid="0032a57b"/>
    </style:style>
    <style:style style:name="T111" style:family="text">
      <style:text-properties officeooo:rsid="0038966f"/>
    </style:style>
    <style:style style:name="T112" style:family="text">
      <style:text-properties officeooo:rsid="0054f9a5"/>
    </style:style>
    <style:style style:name="T113" style:family="text">
      <style:text-properties officeooo:rsid="0055c030"/>
    </style:style>
    <style:style style:name="T114" style:family="text">
      <style:text-properties officeooo:rsid="00576d83"/>
    </style:style>
    <style:style style:name="T115" style:family="text">
      <style:text-properties officeooo:rsid="0086c187"/>
    </style:style>
    <style:style style:name="T116" style:family="text">
      <style:text-properties officeooo:rsid="00889a58"/>
    </style:style>
    <style:style style:name="T117" style:family="text">
      <style:text-properties officeooo:rsid="0089ddee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 text:start-value="16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UT de NANTES <text:tab/><text:tab/><text:tab/><text:tab/><text:tab/><text:tab/></text:p>
      <text:p text:style-name="Standard"><text:s text:c="5"/></text:p>
      <text:p text:style-name="P54">Ressource R2.06 <text:s/>TD/TP2:<text:line-break/>Exploitation d'une Base de Données</text:p>
      <text:p text:style-name="P52"/>
      <text:p text:style-name="P25">TD/<text:span text:style-name="T110">TP4</text:span> -Privilèges-Rôles</text:p>
      <text:p text:style-name="Standard"/>
      <text:p text:style-name="Standard"/>
      <text:p text:style-name="P59">Dans ce TD vous allez travailler en binôme<text:span text:style-name="T106">(du même groupe de TP)</text:span>. <text:span text:style-name="T1">Votre binôme doit vérifier les différents droits que vous lui donnez et inversement. </text:span></text:p>
      <text:p text:style-name="P57"/>
      <text:p text:style-name="P59"><text:span text:style-name="T9">Faire un </text:span><text:span text:style-name="T10">seul </text:span><text:span text:style-name="T9"><text:s/>rapport de ce TD </text:span><text:span text:style-name="T10">pour 2</text:span><text:span text:style-name="T9">. </text:span><text:span text:style-name="T10">Pour l’exercice3 vous donnez le travail réalisé par le binôme.</text:span></text:p>
      <text:p text:style-name="Standard"/>
      <text:p text:style-name="P49">Avant de commencer, vous devriez supprimer toutes les tables qui se trouvent sur votre compte avec la requête <text:span text:style-name="T1">drop table nom_table cascade constraints.</text:span></text:p>
      <text:p text:style-name="P55"/>
      <text:p text:style-name="P50"><text:span text:style-name="T2">Pour l’u</text:span><text:span text:style-name="T3">tilisateur</text:span><text:span text:style-name="T2">1 : </text:span><text:span text:style-name="T87">Crée</text:span><text:span text:style-name="T88">z</text:span><text:span text:style-name="T87"> la base de données</text:span><text:bookmark-start text:name="__DdeLink__1532_4166634371"/><text:span text:style-name="T89">(DistributionLA, CommuneLA, OperateurLA)</text:span><text:bookmark-end text:name="__DdeLink__1532_4166634371"/><text:span text:style-name="T87"> à partir de </text:span><text:span text:style-name="T35">basetd</text:span><text:span text:style-name="T25"> </text:span><text:span text:style-name="T26">qui contient </text:span><text:span text:style-name="T29">les </text:span><text:span text:style-name="T26">villes de Loire-Atlant</text:span><text:span text:style-name="T28">i</text:span><text:span text:style-name="T26">que avec la 4G et la 5G. </text:span></text:p>
      <text:list xml:id="list1520265642" text:style-name="L1">
        <text:list-header>
          <text:p text:style-name="P66"/>
        </text:list-header>
      </text:list>
      <table:table table:name="Tableau18" table:style-name="Tableau18">
        <table:table-column table:style-name="Tableau18.A"/>
        <table:table-row table:style-name="Tableau18.1">
          <table:table-cell table:style-name="Tableau18.A1" office:value-type="string">
            <text:p text:style-name="P20">create TABLE CommuneLA as select *</text:p>
            <text:p text:style-name="P20"><text:s text:c="28"/>from basetd.commune co</text:p>
            <text:p text:style-name="P20"><text:s text:c="32"/>where co.code_insee in (select distinct co.code_insee</text:p>
            <text:p text:style-name="P20"><text:s text:c="56"/>from BASETD.commune co, BASETD.operateur op,BASETD.distribution di</text:p>
            <text:p text:style-name="P20"><text:s text:c="64"/>where op.numfo = di.numfo</text:p>
            <text:p text:style-name="P20"><text:s text:c="64"/>and di.code_insee = co.code_insee</text:p>
            <text:p text:style-name="P20"><text:s text:c="64"/>and op.generation in ('5G','4G')</text:p>
            <text:p text:style-name="P20"><text:s text:c="64"/>and co.nomdep = 'Loire-Atlantique') ;</text:p>
            <text:p text:style-name="P20"/>
            <text:p text:style-name="P20">create TABLE OperateurLA as select * from basetd.operateur op where op.generation in ('5G','4G');</text:p>
            <text:p text:style-name="P20"/>
            <text:p text:style-name="P20">create TABLE DistributionLA as select *</text:p>
            <text:p text:style-name="P20"><text:s text:c="32"/>from basetd.distribution di</text:p>
            <text:p text:style-name="P20"><text:s text:c="36"/>where di.code_insee in (select co.code_insee from CommuneLA co)</text:p>
            <text:p text:style-name="P20"><text:s text:c="36"/>and <text:s/>di.numfo in (select op.numfo from OperateurLA op);</text:p>
            <text:p text:style-name="P20"/>
            <text:p text:style-name="P61"/>
            <text:p text:style-name="P65"><text:bookmark text:name="docs-internal-guid-e7406948-7fff-7ae5-1da8-d1c37a147109"/>alter table CommuneLA add constraint pk_commune primary key (code_insee);</text:p>
            <text:p text:style-name="P62">alter table OperateurLA add constraint pk_numfo primary key (numfo);</text:p>
            <text:p text:style-name="P60">alter table DistributionLA add constraint pk_distri primary key (id);</text:p>
            <text:p text:style-name="P60">alter table DistributionLA add foreign Key (numfo) references OperateurLA (numfo);</text:p>
            <text:p text:style-name="P20"/>
          </table:table-cell>
        </table:table-row>
      </table:table>
      <text:list xml:id="list140156472755098" text:continue-numbering="true" text:style-name="L1">
        <text:list-header>
          <text:p text:style-name="P70"/>
        </text:list-header>
      </text:list>
      <text:p text:style-name="P58"><text:span text:style-name="T22">Pour l’utilisateur2 :</text:span><text:span text:style-name="T24"> idem avec les Villes de Vendée</text:span><text:span text:style-name="T30">((DistributionVE, CommuneVE, OperateurVE)</text:span><text:span text:style-name="T24">.</text:span></text:p>
      <text:p text:style-name="P2"/>
      <table:table table:name="Tableau19" table:style-name="Tableau19">
        <table:table-column table:style-name="Tableau19.A"/>
        <text:soft-page-break/>
        <table:table-row table:style-name="TableLine94536476858752">
          <table:table-cell table:style-name="Tableau19.A1" office:value-type="string">
            <text:p text:style-name="P64"><text:bookmark text:name="docs-internal-guid-58f553f7-7fff-15fd-918f-21933532f33b"/>alter table CommuneVE add constraint pk_communeVE primary key (code_insee);</text:p>
            <text:p text:style-name="P63">alter table OperateurVE add constraint pk_numfoVE primary key (numfo);</text:p>
            <text:p text:style-name="P63">alter table DistributionVE add constraint pk_distriVE primary key (id);</text:p>
            <text:p text:style-name="Text_20_body"/>
            <text:p text:style-name="P63">alter table DistributionVE add foreign Key (numfo) references OperateurVE (numfo);</text:p>
            <text:p text:style-name="P63">alter table DistributionVE add foreign Key (code_insee) references CommuneVE (code_insee);</text:p>
            <text:p text:style-name="P18"/>
          </table:table-cell>
        </table:table-row>
      </table:table>
      <text:list xml:id="list140157061947612" text:continue-numbering="true" text:style-name="L1">
        <text:list-header>
          <text:p text:style-name="P71"/>
        </text:list-header>
      </text:list>
      <text:p text:style-name="P50"><text:span text:style-name="T2"><text:s/></text:span><text:span text:style-name="T4">Pour toutes les questions vous vérifiez les droits que vous avez reçu.</text:span></text:p>
      <text:p text:style-name="P56"/>
      <text:p text:style-name="P51"><text:span text:style-name="T4">E</text:span><text:span text:style-name="T1">xercice 1 : </text:span><text:span text:style-name="T5">Droits : </text:span><text:span text:style-name="T15">Select, insert, update</text:span></text:p>
      <text:p text:style-name="Standard"/>
      <text:list xml:id="list140156768886498" text:continue-numbering="true" text:style-name="L1">
        <text:list-item>
          <text:p text:style-name="P67">Donnez le droit de faire des Select sur vos tables à votre binôme.</text:p>
          <text:p text:style-name="P67"/>
        </text:list-item>
      </text:list>
      <table:table table:name="Tableau1" table:style-name="Tableau1">
        <table:table-column table:style-name="Tableau1.A"/>
        <table:table-row table:style-name="TableLine94536476813968">
          <table:table-cell table:style-name="Tableau1.A1" office:value-type="string">
            <text:p text:style-name="P21">GRANT SELECT On CommuneLA to I2A08B;</text:p>
            <text:p text:style-name="P21">GRANT SELECT On OperateurLA to I2A08B;</text:p>
            <text:p text:style-name="P21">GRANT SELECT On DistributionLA to I2A08B;</text:p>
          </table:table-cell>
        </table:table-row>
      </table:table>
      <text:list xml:id="list140156962826324" text:continue-numbering="true" text:style-name="L1">
        <text:list-header>
          <text:p text:style-name="P67"/>
        </text:list-header>
      </text:list>
      <text:list xml:id="list2556882433" text:style-name="L2">
        <text:list-item>
          <text:p text:style-name="P79"><text:span text:style-name="T40">Donnez le droit de faire un Update du champ </text:span><text:span text:style-name="T41">Adresse</text:span><text:span text:style-name="T40"> de la table </text:span><text:span text:style-name="T42">Distribution.</text:span><text:span text:style-name="T43">Vérifiez bien si la modification est bien faite. </text:span><text:span text:style-name="T44">Attention la modification est visible que si vous avez confirmé par <text:s/>un </text:span><text:span text:style-name="T45">commit </text:span><text:span text:style-name="T44">;</text:span></text:p>
          <text:p text:style-name="P69"/>
        </text:list-item>
      </text:list>
      <table:table table:name="Tableau3" table:style-name="Tableau3">
        <table:table-column table:style-name="Tableau3.A"/>
        <table:table-row table:style-name="TableLine94536476883968">
          <table:table-cell table:style-name="Tableau3.A1" office:value-type="string">
            <text:p text:style-name="P21">GRANT UPDATE(Adresse) on DistributionLA to I2A08B;</text:p>
          </table:table-cell>
        </table:table-row>
      </table:table>
      <text:p text:style-name="Standard"/>
      <text:p text:style-name="Standard"/>
      <text:p text:style-name="Standard"/>
      <text:list xml:id="list140157479899739" text:continue-numbering="true" text:style-name="L2">
        <text:list-item>
          <text:p text:style-name="P80"><text:span text:style-name="T40">Donnez le droit de faire appel </text:span><text:span text:style-name="T41">insert à la table </text:span><text:span text:style-name="T42">Distribution</text:span><text:span text:style-name="T40">. </text:span><text:span text:style-name="T43">Vérifiez bien si l’insertion est bien faite.</text:span></text:p>
          <text:p text:style-name="P68"/>
        </text:list-item>
      </text:list>
      <table:table table:name="Tableau2" table:style-name="Tableau2">
        <table:table-column table:style-name="Tableau2.A"/>
        <table:table-row table:style-name="TableLine94536476915024">
          <table:table-cell table:style-name="Tableau2.A1" office:value-type="string">
            <text:p text:style-name="P47">GRANT INSERT on DistributionLA to I2A08B;</text:p>
          </table:table-cell>
        </table:table-row>
      </table:table>
      <text:p text:style-name="Standard"/>
      <text:list xml:id="list140156974309139" text:continue-numbering="true" text:style-name="L2">
        <text:list-item>
          <text:p text:style-name="P79"><text:span text:style-name="T91">Supprime</text:span><text:span text:style-name="T93">z</text:span><text:span text:style-name="T91"> les différents droit</text:span><text:span text:style-name="T92">s</text:span><text:span text:style-name="T91"> que vous avez donné à la question 1,2 </text:span><text:span text:style-name="T92">et 3. </text:span><text:span text:style-name="T95">Votre binôme doit vérifier s’il a toujours accès à ces tables.</text:span></text:p>
        </text:list-item>
      </text:list>
      <text:list xml:id="list1264420335" text:style-name="L3">
        <text:list-header>
          <text:p text:style-name="P85"/>
        </text:list-header>
      </text:list>
      <table:table table:name="Tableau5" table:style-name="Tableau5">
        <table:table-column table:style-name="Tableau5.A"/>
        <table:table-row table:style-name="TableLine94536476924576">
          <table:table-cell table:style-name="Tableau5.A1" office:value-type="string">
            <text:p text:style-name="P45">REVOKE SELECT on CommuneLA from I2A08B;</text:p>
            <text:p text:style-name="P45">REVOKE SELECT on OperateurLA from I2A08B;</text:p>
            <text:p text:style-name="P45">REVOKE SELECT on DistributionLA from I2A08B;</text:p>
            <text:p text:style-name="P45">REVOKE UPDATE on DistributionLA from I2A08B;</text:p>
            <text:p text:style-name="P45">REVOKE INSERT on DistributionLA from I2A08B;</text:p>
          </table:table-cell>
        </table:table-row>
      </table:table>
      <text:p text:style-name="P6"/>
      <text:list xml:id="list140157531019430" text:continue-list="list140156974309139" text:style-name="L2">
        <text:list-item>
          <text:p text:style-name="P81"><text:span text:style-name="T91">Votre table </text:span><text:span text:style-name="T53">Distribution </text:span><text:span text:style-name="T91"><text:s/>contient </text:span><text:span text:style-name="T48">les attributs </text:span><text:span text:style-name="T91"><text:s/></text:span><text:span text:style-name="T101">ADR_NM_CP, </text:span><text:span text:style-name="T54">EMR_DT_SERVICE,COORDONNEESL, COORDONNEESLT, COORD</text:span><text:span text:style-name="T101">.</text:span><text:span text:style-name="T91"> Donnez le droit à votre binôme de voir tous les attri</text:span><text:span text:style-name="T96">buts</text:span><text:span text:style-name="T91"> sauf </text:span><text:span text:style-name="T94">ces attributs</text:span><text:span text:style-name="T91">. </text:span></text:p>
          <text:p text:style-name="P86"/>
        </text:list-item>
      </text:list>
      <table:table table:name="Tableau7" table:style-name="Tableau7">
        <table:table-column table:style-name="Tableau7.A"/>
        <text:soft-page-break/>
        <table:table-row table:style-name="TableLine94536476765824">
          <table:table-cell table:style-name="Tableau7.A1" office:value-type="string">
            <text:p text:style-name="P46">create or replace view DistributionLA2 as select di.ID,di.NUMFO,di.CODE_INSEE,di.ADRESSE,di.STATUT from DISTRIBUTIONLA di;</text:p>
            <text:p text:style-name="P46"/>
            <text:p text:style-name="P46">GRANT SELECT on DistributionLA2 to I2A08B;</text:p>
          </table:table-cell>
        </table:table-row>
      </table:table>
      <text:list xml:id="list140157049547162" text:continue-numbering="true" text:style-name="L2">
        <text:list-header>
          <text:p text:style-name="P72"/>
        </text:list-header>
        <text:list-item>
          <text:p text:style-name="P73"><text:span text:style-name="T90">D</text:span>onnez le droit à votre binôme de voir le nombre d’antennes 4G et 5G <text:span text:style-name="T104">des villes </text:span>de votre département. Vous le faites via <text:span text:style-name="T1">2 vues </text:span><text:span text:style-name="T6">différentes</text:span><text:span text:style-name="T1">.</text:span></text:p>
        </text:list-item>
      </text:list>
      <text:list xml:id="list315556453" text:style-name="L4">
        <text:list-header>
          <text:p text:style-name="P90"/>
        </text:list-header>
      </text:list>
      <table:table table:name="Tableau4" table:style-name="Tableau4">
        <table:table-column table:style-name="Tableau4.A"/>
        <table:table-row table:style-name="TableLine94536476965968">
          <table:table-cell table:style-name="Tableau4.A1" office:value-type="string">
            <text:p text:style-name="P44">create or replace view Antenne4GLA as select co.nom_commune,co.CODE_INSEE, (select count(*)</text:p>
            <text:p text:style-name="P44"><text:s text:c="44"/>from distributionLA di, operateurLA op</text:p>
            <text:p text:style-name="P44"><text:s text:c="48"/>where co.code_insee = di.code_insee</text:p>
            <text:p text:style-name="P44"><text:s text:c="48"/>and di.numfo = op.numfo</text:p>
            <text:p text:style-name="P44"><text:s text:c="48"/>and op.generation = '4G')quatreG</text:p>
            <text:p text:style-name="P44"><text:s text:c="4"/>from CommuneLA co</text:p>
            <text:p text:style-name="P44"><text:s text:c="12"/>order by 2 desc ;</text:p>
            <text:p text:style-name="P44"/>
            <text:p text:style-name="P44">create or replace view Antenne5GLA as select co.nom_commune,co.code_insee, (select count(*)</text:p>
            <text:p text:style-name="P44"><text:s text:c="44"/>from distributionLA di, operateurLA op</text:p>
            <text:p text:style-name="P44"><text:s text:c="48"/>where co.code_insee = di.code_insee</text:p>
            <text:p text:style-name="P44"><text:s text:c="48"/>and di.numfo = op.numfo</text:p>
            <text:p text:style-name="P44"><text:s text:c="48"/>and op.generation = '5G')cinqG</text:p>
            <text:p text:style-name="P44"><text:s text:c="4"/>from CommuneLA co</text:p>
            <text:p text:style-name="P44"><text:s text:c="12"/>order by 2 desc;</text:p>
            <text:p text:style-name="P44">create table AntenneTotalLA as select an4.nom_commune , quatreG, cinqG</text:p>
            <text:p text:style-name="P44"><text:s text:c="4"/>from Antenne4GLA an4, Antenne5GLA an5</text:p>
            <text:p text:style-name="P44"><text:s text:c="8"/>where an4.code_insee = an5.code_insee</text:p>
            <text:p text:style-name="P44"><text:s text:c="12"/>order by 2 desc , 3 desc;</text:p>
            <text:p text:style-name="P44"/>
            <text:p text:style-name="P44">GRANT SELECT on AntenneTotalLA to I2A08B;</text:p>
          </table:table-cell>
        </table:table-row>
      </table:table>
      <text:p text:style-name="P26"/>
      <text:list xml:id="list140157297064061" text:continue-list="list140157049547162" text:style-name="L2">
        <text:list-item>
          <text:p text:style-name="P82"><text:span text:style-name="T46">D</text:span><text:span text:style-name="T47">onnez le droit à votre binôme de voir le nombre d’antennes 4G et 5G de chaque opérateur </text:span><text:span text:style-name="T49">pour les différentes Villes</text:span><text:span text:style-name="T47">. </text:span></text:p>
          <text:p text:style-name="P87"/>
        </text:list-item>
      </text:list>
      <table:table table:name="Tableau6" table:style-name="Tableau6">
        <table:table-column table:style-name="Tableau6.A"/>
        <text:soft-page-break/>
        <table:table-row table:style-name="TableLine94536476994128">
          <table:table-cell table:style-name="Tableau6.A1" office:value-type="string">
            <text:p text:style-name="P39">create or replace view Antenne4GLAop as select co.nom_commune, co.code_insee, op.nomfo, count(*) "Count"</text:p>
            <text:p text:style-name="P39"><text:s text:c="40"/>from CommuneLA co, operateurLA op, distributionLA di</text:p>
            <text:p text:style-name="P39"><text:s text:c="44"/>where op.generation = '4G'</text:p>
            <text:p text:style-name="P39"><text:s text:c="48"/>and di.numfo = op.numfo</text:p>
            <text:p text:style-name="P39"><text:s text:c="48"/>and co.code_insee = di.code_insee</text:p>
            <text:p text:style-name="P39"><text:s text:c="48"/>and di.numfo = op.numfo</text:p>
            <text:p text:style-name="P39"><text:s text:c="52"/>group by co.nom_commune, co.code_insee, op.nomfo</text:p>
            <text:p text:style-name="P39"><text:s text:c="56"/>order by 4 desc ;</text:p>
            <text:p text:style-name="P39"/>
            <text:p text:style-name="P39">create or replace view Antenne5GLAop as select co.nom_commune, co.code_insee, op.nomfo, count(*) "Count"</text:p>
            <text:p text:style-name="P39"><text:s text:c="40"/>from CommuneLA co, operateurLA op, distributionLA di</text:p>
            <text:p text:style-name="P39"><text:s text:c="40"/>where op.generation = '5G'</text:p>
            <text:p text:style-name="P39"><text:s text:c="44"/>and di.numfo = op.numfo</text:p>
            <text:p text:style-name="P39"><text:s text:c="44"/>and co.code_insee = di.code_insee</text:p>
            <text:p text:style-name="P39"><text:s text:c="44"/>and di.numfo = op.numfo</text:p>
            <text:p text:style-name="P39"><text:s text:c="40"/>group by co.nom_commune, co.code_insee, op.nomfo</text:p>
            <text:p text:style-name="P39"><text:s text:c="40"/>order by 4 desc;</text:p>
          </table:table-cell>
        </table:table-row>
      </table:table>
      <text:list xml:id="list140157885886744" text:continue-numbering="true" text:style-name="L2">
        <text:list-header>
          <text:p text:style-name="P74"/>
        </text:list-header>
        <text:list-item>
          <text:p text:style-name="P75"><text:span text:style-name="T103">i</text:span>dem que la question précédente avec la répartition des différentes technologies.</text:p>
        </text:list-item>
      </text:list>
      <text:p text:style-name="P3"/>
      <text:list xml:id="list140157821631024" text:continue-numbering="true" text:style-name="L2">
        <text:list-header>
          <text:p text:style-name="P88"/>
        </text:list-header>
      </text:list>
      <table:table table:name="Tableau9" table:style-name="Tableau9">
        <table:table-column table:style-name="Tableau9.A"/>
        <table:table-row table:style-name="TableLine94536477004448">
          <table:table-cell table:style-name="Tableau9.A1" office:value-type="string">
            <text:p text:style-name="P107">create or replace view Antenne4GLATech as select co.nom_commune, co.code_insee, op.nomfo, op.technologie , count(*) "nb antenne"</text:p>
            <text:p text:style-name="P107"><text:s text:c="40"/>from CommuneLA co, operateurLA op, distributionLA di</text:p>
            <text:p text:style-name="P107"><text:s text:c="40"/>where op.generation = '4G'</text:p>
            <text:p text:style-name="P107"><text:s text:c="44"/>and di.numfo = op.numfo</text:p>
            <text:p text:style-name="P107"><text:s text:c="44"/>and co.code_insee = di.code_insee</text:p>
            <text:p text:style-name="P107"><text:s text:c="44"/>and di.numfo = op.numfo</text:p>
            <text:p text:style-name="P107"><text:s text:c="40"/>group by co.nom_commune, co.code_insee, op.nomfo, op.technologie</text:p>
            <text:p text:style-name="P107"><text:s text:c="40"/>order by 5 desc ;</text:p>
            <text:p text:style-name="P107"/>
            <text:p text:style-name="P107">create or replace view Antenne5GLATech as select co.nom_commune, co.code_insee, op.nomfo, op.technologie , count(*) "nb antenne"</text:p>
            <text:p text:style-name="P107"><text:s text:c="40"/>from CommuneLA co, operateurLA op, distributionLA di</text:p>
            <text:p text:style-name="P107"><text:s text:c="40"/>where op.generation = '5G'</text:p>
            <text:p text:style-name="P107"><text:s text:c="44"/>and di.numfo = op.numfo</text:p>
            <text:p text:style-name="P107"><text:s text:c="44"/>and co.code_insee = di.code_insee</text:p>
            <text:p text:style-name="P107"><text:s text:c="44"/>and di.numfo = op.numfo</text:p>
            <text:p text:style-name="P107"><text:s text:c="40"/>group by co.nom_commune, co.code_insee, op.nomfo, op.technologie</text:p>
            <text:p text:style-name="P107"><text:s text:c="40"/>order by 5 desc ;</text:p>
          </table:table-cell>
        </table:table-row>
      </table:table>
      <text:p text:style-name="P4"/>
      <text:list xml:id="list140157268778266" text:continue-numbering="true" text:style-name="L2">
        <text:list-item>
          <text:p text:style-name="P83"><text:span text:style-name="T50">idem à la question 7, mais vous donnez que les </text:span><text:span text:style-name="T52">20</text:span><text:span text:style-name="T50"> meilleurs Villes avec la 5G </text:span><text:span text:style-name="T51">en rajouter la colonne du nombre d’antennes de la </text:span><text:span text:style-name="T50"><text:s/>4G, </text:span><text:span text:style-name="T52">de l’opérateur ORANGE</text:span><text:span text:style-name="T50">. Dans ce cas vous créez une nouvelle Vue à partir des </text:span><text:span text:style-name="T51">vues de la question 7.</text:span></text:p>
        </text:list-item>
      </text:list>
      <text:p text:style-name="P5"/>
      <table:table table:name="Tableau17" table:style-name="Tableau17">
        <table:table-column table:style-name="Tableau17.A"/>
        <table:table-row table:style-name="TableLine94536477029840">
          <table:table-cell table:style-name="Tableau17.A1" office:value-type="string">
            <text:p text:style-name="P109">create or replace view Antenne5G20premiers as select cinq.*,quatre."Count4G" from Antenne5GLAop cinq, Antenne4GLAop quatre</text:p>
            <text:p text:style-name="P109"><text:s text:c="44"/>where cinq.nomfo = 'ORANGE'</text:p>
            <text:p text:style-name="P109"><text:s text:c="44"/>fetch next 20 rows only;</text:p>
          </table:table-cell>
        </table:table-row>
      </table:table>
      <text:p text:style-name="P5"><text:soft-page-break/></text:p>
      <text:list xml:id="list140158079987512" text:continue-numbering="true" text:style-name="L2">
        <text:list-header>
          <text:p text:style-name="P75"/>
          <text:p text:style-name="P89"/>
        </text:list-header>
      </text:list>
      <text:p text:style-name="P28">Exercice 2 : Rôle</text:p>
      <text:p text:style-name="P28"/>
      <text:p text:style-name="P28">Avant de créer les rôles, vous devez supprimer tous les droits que vous avez donnée à votre binôme. L’objectif de cet exercice est de regrouper différents droits dans un ou plusieurs rôles.</text:p>
      <text:list xml:id="list4275538386" text:style-name="L5">
        <text:list-header>
          <text:p text:style-name="P94"/>
        </text:list-header>
        <text:list-item>
          <text:p text:style-name="P84"><text:span text:style-name="T91">Créez un rôle Mon_Ami. Le nom est préfixé par votre login(le rôle doit être unique dans le serveur). Vous activez le rôle avec la requête </text:span><text:span text:style-name="T100">SET ROLE loginMon_Ami. </text:span><text:span text:style-name="T97">Pour que votre binôme accède à ce rôle, il doit se déconnecter et </text:span><text:span text:style-name="T99">se </text:span><text:span text:style-name="T97">reconnecter une deuxième foi</text:span><text:span text:style-name="T98">s.</text:span></text:p>
          <text:p text:style-name="P91"/>
        </text:list-item>
      </text:list>
      <table:table table:name="Tableau25" table:style-name="Tableau25">
        <table:table-column table:style-name="Tableau25.A"/>
        <table:table-row table:style-name="TableLine94536477066464">
          <table:table-cell table:style-name="Tableau25.A1" office:value-type="string">
            <text:p text:style-name="P41">CREATE ROLE I2A08BMon_Ami;</text:p>
          </table:table-cell>
        </table:table-row>
      </table:table>
      <text:list xml:id="list140157575316434" text:continue-numbering="true" text:style-name="L5">
        <text:list-header>
          <text:p text:style-name="P95"/>
        </text:list-header>
        <text:list-item>
          <text:p text:style-name="P96">Affectez à ce rôle les privilèges correspondant aux questions 1,2 et <text:span text:style-name="T105">3</text:span>.</text:p>
          <text:p text:style-name="P92"/>
        </text:list-item>
      </text:list>
      <table:table table:name="Tableau8" table:style-name="Tableau8">
        <table:table-column table:style-name="Tableau8.A"/>
        <table:table-row table:style-name="TableLine94536477067440">
          <table:table-cell table:style-name="Tableau8.A1" office:value-type="string">
            <text:p text:style-name="P22"><text:bookmark-start text:name="__DdeLink__1611_3014092769"/>GRANT SELECT On CommuneLA to I2A08B<text:span text:style-name="T115">Mon_Ami</text:span>;</text:p>
            <text:p text:style-name="P22">GRANT SELECT On OperateurLA to I2A08B<text:span text:style-name="T115">Mon_Ami</text:span>;</text:p>
            <text:p text:style-name="P22">GRANT SELECT On DistributionLA to I2A08B<text:span text:style-name="T115">Mon_Ami</text:span>;</text:p>
            <text:p text:style-name="P22"/>
            <text:p text:style-name="P22">GRANT UPDATE(Adresse) on DistributionLA to I2A08B<text:span text:style-name="T115">Mon_Ami</text:span>;</text:p>
            <text:p text:style-name="P22"><text:span text:style-name="T102">GRANT INSERT on DistributionLA to </text:span>I2A08B<text:span text:style-name="T115">Mon_Ami</text:span>;<text:bookmark-end text:name="__DdeLink__1611_3014092769"/></text:p>
            <text:p text:style-name="P40"><text:s text:c="11"/></text:p>
          </table:table-cell>
        </table:table-row>
      </table:table>
      <text:list xml:id="list140158151173739" text:continue-numbering="true" text:style-name="L5">
        <text:list-header>
          <text:p text:style-name="P96"/>
        </text:list-header>
        <text:list-item>
          <text:p text:style-name="P92"><text:span text:style-name="T112">Activez et </text:span>Affectez ce rôle à votre binôme. <text:span text:style-name="T113">Après activation du rôle, v</text:span><text:span text:style-name="T112">otre binôme doit faire </text:span><text:span text:style-name="T84">les tests </text:span><text:span text:style-name="T112"><text:s/>sur les différentes tables.</text:span></text:p>
          <text:p text:style-name="P91"/>
        </text:list-item>
      </text:list>
      <table:table table:name="Tableau10" table:style-name="Tableau10">
        <table:table-column table:style-name="Tableau10.A"/>
        <table:table-row table:style-name="TableLine94536477090560">
          <table:table-cell table:style-name="Tableau10.A1" office:value-type="string">
            <text:p text:style-name="P42">SET role I2A08BMon_Ami;</text:p>
            <text:p text:style-name="P42">grant I2A08BMon_Ami to i2a08B;</text:p>
          </table:table-cell>
        </table:table-row>
      </table:table>
      <text:list xml:id="list140158457204008" text:continue-numbering="true" text:style-name="L5">
        <text:list-header>
          <text:p text:style-name="P91"/>
        </text:list-header>
        <text:list-item>
          <text:p text:style-name="P93">Supprimer le privilège <text:span text:style-name="T114">des </text:span><text:span text:style-name="T7">sel</text:span><text:span text:style-name="T8">e</text:span><text:span text:style-name="T7">ct</text:span><text:span text:style-name="T114"> des différentes tables </text:span>au rôle <text:span text:style-name="T14">loginMon_Ami</text:span>. </text:p>
          <text:p text:style-name="P91"/>
        </text:list-item>
      </text:list>
      <table:table table:name="Tableau11" table:style-name="Tableau11">
        <table:table-column table:style-name="Tableau11.A"/>
        <table:table-row table:style-name="TableLine94536477099632">
          <table:table-cell table:style-name="Tableau11.A1" office:value-type="string">
            <text:p text:style-name="P34">REVOKE SELECT on CommuneLA from I2A08BMon_Ami;</text:p>
            <text:p text:style-name="P34">Revoke SELECT on OperateurLA from I2A08BMon_Ami;</text:p>
            <text:p text:style-name="P34">Revoke SELECT on DistributionLA from I2A08BMon_<text:span text:style-name="T116">A</text:span>mi;</text:p>
          </table:table-cell>
        </table:table-row>
      </table:table>
      <text:list xml:id="list140156367756808" text:continue-numbering="true" text:style-name="L5">
        <text:list-header>
          <text:p text:style-name="P91"/>
        </text:list-header>
        <text:list-item>
          <text:p text:style-name="P93">Supprimer le rôle <text:span text:style-name="T16">L</text:span><text:span text:style-name="T14">oginMon_Ami</text:span> à votre binôme.</text:p>
          <text:p text:style-name="P91"/>
        </text:list-item>
      </text:list>
      <table:table table:name="Tableau12" table:style-name="Tableau12">
        <table:table-column table:style-name="Tableau12.A"/>
        <table:table-row table:style-name="TableLine94536477112656">
          <table:table-cell table:style-name="Tableau12.A1" office:value-type="string">
            <text:p text:style-name="P35">REVOKE I2A08BMon_Ami from I2A08B;</text:p>
          </table:table-cell>
        </table:table-row>
      </table:table>
      <text:list xml:id="list140156541594386" text:continue-numbering="true" text:style-name="L5">
        <text:list-header>
          <text:p text:style-name="P91"/>
        </text:list-header>
        <text:list-item>
          <text:p text:style-name="P91">Créez un rôle <text:span text:style-name="T12">Login</text:span><text:span text:style-name="T11">Voir_mes_tables</text:span> qui contient les privilèges de la question1 et un autre rôle <text:span text:style-name="T85">LoginMAJ</text:span><text:span text:style-name="T11">_mes_tables </text:span>avec les privilège de la question 2 <text:span text:style-name="T107">et 3</text:span>.</text:p>
          <text:p text:style-name="P91"/>
        </text:list-item>
      </text:list>
      <table:table table:name="Tableau13" table:style-name="Tableau13">
        <table:table-column table:style-name="Tableau13.A"/>
        <text:soft-page-break/>
        <table:table-row table:style-name="Tableau13.1">
          <table:table-cell table:style-name="Tableau13.A1" office:value-type="string">
            <text:p text:style-name="P23">CREATE ROLE I2A08BVoir_mes_tables;</text:p>
            <text:p text:style-name="P23"/>
            <text:p text:style-name="P23">GRANT SELECT On CommuneLA to I2A08BVoir_mes_tables;</text:p>
            <text:p text:style-name="P23">GRANT SELECT On OperateurLA to I2A08BVoir_mes_tables;</text:p>
            <text:p text:style-name="P23">GRANT SELECT On DistributionLA to I2A08BVoir_mes_tables;</text:p>
            <text:p text:style-name="P23"/>
            <text:p text:style-name="P23">CREATE ROLE I2A08BMAJ_mes_tables;</text:p>
            <text:p text:style-name="P23"/>
            <text:p text:style-name="P23">GRANT UPDATE(Adresse) on DistributionLA to I2A08BMAJ_mes_tables;</text:p>
            <text:p text:style-name="P23">GRANT INSERT on DistributionLA to I2A08BMAJ_mes_tables;</text:p>
          </table:table-cell>
        </table:table-row>
      </table:table>
      <text:list xml:id="list140156715871644" text:continue-numbering="true" text:style-name="L5">
        <text:list-header>
          <text:p text:style-name="P91"/>
        </text:list-header>
        <text:list-item>
          <text:p text:style-name="P98">Créez un rôle <text:span text:style-name="T12">Login</text:span><text:span text:style-name="T11">Voir_Update </text:span>qui regroupe les rôles de la question précédente.</text:p>
          <text:p text:style-name="P91"/>
        </text:list-item>
      </text:list>
      <table:table table:name="Tableau14" table:style-name="Tableau14">
        <table:table-column table:style-name="Tableau14.A"/>
        <table:table-row table:style-name="TableLine94536477127328">
          <table:table-cell table:style-name="Tableau14.A1" office:value-type="string">
            <text:p text:style-name="P7">GRANT I2A08BVoir_mes_tables, I2A08BMAJ_mes_tables to I2A08BVoir_Update;</text:p>
          </table:table-cell>
        </table:table-row>
      </table:table>
      <text:list xml:id="list140156429571307" text:continue-numbering="true" text:style-name="L5">
        <text:list-header>
          <text:p text:style-name="P91"/>
        </text:list-header>
        <text:list-item>
          <text:p text:style-name="P91">Affectez ce rôle à votre binôme <text:span text:style-name="T108">et testez les différentes actions.</text:span></text:p>
          <text:p text:style-name="P91"/>
        </text:list-item>
      </text:list>
      <table:table table:name="Tableau15" table:style-name="Tableau15">
        <table:table-column table:style-name="Tableau15.A"/>
        <table:table-row table:style-name="Tableau15.1">
          <table:table-cell table:style-name="Tableau15.A1" office:value-type="string">
            <text:p text:style-name="P43">SET role I2A08B<text:span text:style-name="T117">Voir_Update</text:span>;</text:p>
            <text:p text:style-name="P43">grant I2A08B<text:span text:style-name="T117">Voir_Update </text:span>to i2a08B;</text:p>
          </table:table-cell>
        </table:table-row>
      </table:table>
      <text:list xml:id="list140157328291260" text:continue-numbering="true" text:style-name="L5">
        <text:list-item>
          <text:list>
            <text:list-header>
              <text:p text:style-name="P91"/>
            </text:list-header>
          </text:list>
        </text:list-item>
        <text:list-item>
          <text:p text:style-name="P92"><text:s/>Supprimer le rôle <text:span text:style-name="T13">Login</text:span><text:span text:style-name="T11">Update_mes_tables </text:span><text:span text:style-name="T17">au rôle</text:span> <text:span text:style-name="T13">Login</text:span><text:span text:style-name="T11">Voir_Updat</text:span>e <text:span text:style-name="T109">et vérifiez les différents actions.</text:span></text:p>
          <text:p text:style-name="P92"/>
        </text:list-item>
      </text:list>
      <table:table table:name="Tableau16" table:style-name="Tableau16">
        <table:table-column table:style-name="Tableau16.A"/>
        <table:table-row table:style-name="TableLine94536477146816">
          <table:table-cell table:style-name="Tableau16.A1" office:value-type="string">
            <text:p text:style-name="P36"><text:bookmark-start text:name="__DdeLink__1745_3014092769"/>DROP Role <text:s/><text:span text:style-name="T21">I2A08BMAJ_mes_tables ;</text:span></text:p>
            <text:p text:style-name="P36">DROP Role <text:span text:style-name="T21">I2A08BVoir_mes_tables ;</text:span><text:bookmark-end text:name="__DdeLink__1745_3014092769"/></text:p>
          </table:table-cell>
        </table:table-row>
      </table:table>
      <text:list xml:id="list140157774331107" text:continue-numbering="true" text:style-name="L5">
        <text:list-header>
          <text:p text:style-name="P91"/>
        </text:list-header>
      </text:list>
      <text:p text:style-name="P29"/>
      <text:p text:style-name="P29">Exercice 3 : Distribution<text:span text:style-name="T111">(Partage)</text:span> des tables</text:p>
      <text:p text:style-name="P29"/>
      <text:p text:style-name="P29">Supprimez toutes les tables déjà Créées.</text:p>
      <text:p text:style-name="P27"/>
      <text:p text:style-name="P53"><text:span text:style-name="T86">17) </text:span><text:span text:style-name="T19">Avec votre bin</text:span><text:span text:style-name="T20">ô</text:span><text:span text:style-name="T19">me vous allez répartir les tables sur vos deux comptes. </text:span></text:p>
      <text:p text:style-name="P14"/>
      <text:list xml:id="list3444213639" text:style-name="L6">
        <text:list-item>
          <text:p text:style-name="P99"><text:span text:style-name="T56">utilisateur</text:span><text:span text:style-name="T18">1 prend les tables </text:span><text:span text:style-name="T58">Operateur</text:span><text:span text:style-name="T62">LA</text:span><text:span text:style-name="T55">, </text:span><text:span text:style-name="T58">Distribution</text:span><text:span text:style-name="T59">LA</text:span><text:span text:style-name="T55">, </text:span><text:span text:style-name="T58">Commune</text:span><text:span text:style-name="T59">LA</text:span></text:p>
        </text:list-item>
        <text:list-item>
          <text:p text:style-name="P100"><text:span text:style-name="T56">utilisateur2</text:span><text:span text:style-name="T18"> prend les tables </text:span><text:span text:style-name="T58">Distribution</text:span><text:span text:style-name="T59">V</text:span><text:span text:style-name="T61">E</text:span><text:span text:style-name="T55">, </text:span><text:span text:style-name="T58">Commune</text:span><text:span text:style-name="T59">V</text:span><text:span text:style-name="T61">E</text:span></text:p>
        </text:list-item>
      </text:list>
      <text:p text:style-name="P8"/>
      <text:p text:style-name="P48"><text:span text:style-name="T71">Vous remarquez que la table </text:span><text:span text:style-name="T63">Operateur</text:span><text:span text:style-name="T64">LA</text:span><text:span text:style-name="T71"> n’est pas disponible dans le compte </text:span><text:span text:style-name="T60">utilisateur2</text:span><text:span text:style-name="T71">. </text:span><text:span text:style-name="T72">Elle sera distribuée pour l’utisateur2</text:span><text:span text:style-name="T58"> </text:span></text:p>
      <text:p text:style-name="P8"/>
      <text:list xml:id="list2964593761" text:style-name="L7">
        <text:list-item>
          <text:p text:style-name="P101"><text:span text:style-name="T72">L’utilisateur 1 :</text:span><text:span text:style-name="T73">Crée</text:span><text:span text:style-name="T74">z</text:span><text:span text:style-name="T73"> l</text:span><text:span text:style-name="T74">es tables</text:span><text:span text:style-name="T73"> à partir de </text:span><text:span text:style-name="T36">basetd </text:span><text:span text:style-name="T37">qui contient </text:span><text:span text:style-name="T39">des</text:span><text:span text:style-name="T37"> villes de </text:span><text:span text:style-name="T33">Loire-Atlant</text:span><text:span text:style-name="T34">iq</text:span><text:span text:style-name="T33">u</text:span><text:span text:style-name="T37">e avec la 4G </text:span><text:span text:style-name="T38">ou </text:span><text:span text:style-name="T37">la 5G. </text:span></text:p>
        </text:list-item>
      </text:list>
      <text:p text:style-name="P30"/>
      <table:table table:name="Tableau20" table:style-name="Tableau20">
        <table:table-column table:style-name="Tableau20.A"/>
        <table:table-row table:style-name="TableLine94536477160256">
          <table:table-cell table:style-name="Tableau20.A1" office:value-type="string">
            <text:p text:style-name="P19"/>
          </table:table-cell>
        </table:table-row>
      </table:table>
      <text:p text:style-name="P33"/>
      <text:list xml:id="list140158158446548" text:continue-numbering="true" text:style-name="L7">
        <text:list-item>
          <text:p text:style-name="P102"><text:span text:style-name="T56">L’utilisateur</text:span><text:span text:style-name="T57">2</text:span><text:span text:style-name="T56">:</text:span><text:span text:style-name="T76">Crée</text:span><text:span text:style-name="T77">z</text:span><text:span text:style-name="T76"> l</text:span><text:span text:style-name="T77">es tables(</text:span><text:span text:style-name="T65">Commune</text:span><text:span text:style-name="T67">V</text:span><text:span text:style-name="T68">E, </text:span><text:span text:style-name="T69">DistributionVE</text:span><text:span text:style-name="T77">)</text:span><text:span text:style-name="T76"> à partir de </text:span><text:span text:style-name="T25">basetd </text:span><text:span text:style-name="T31">et </text:span><text:span text:style-name="T32">de </text:span><text:span text:style-name="T31">la table </text:span><text:span text:style-name="T23">OperateurLA de l’utilisateur1</text:span><text:span text:style-name="T31"> </text:span><text:span text:style-name="T26">qui contient les <text:s/>villes de </text:span><text:span text:style-name="T27">Vendée</text:span><text:span text:style-name="T26"> avec la 4G et la 5G. </text:span><text:span text:style-name="T31">Quel droit devriez-vous recevoir pour la table <text:s/></text:span><text:span text:style-name="T64">DistributionVE</text:span><text:span text:style-name="T69">.</text:span></text:p>
        </text:list-item>
      </text:list>
      <text:p text:style-name="P10"/>
      <text:p text:style-name="P31"/>
      <table:table table:name="Tableau21" table:style-name="Tableau21">
        <table:table-column table:style-name="Tableau21.A"/>
        <table:table-row table:style-name="TableLine94536477233456">
          <table:table-cell table:style-name="Tableau21.A1" office:value-type="string">
            <text:p text:style-name="P24"/>
          </table:table-cell>
        </table:table-row>
      </table:table>
      <text:p text:style-name="P11"><text:soft-page-break/></text:p>
      <text:list xml:id="list140156756732654" text:continue-numbering="true" text:style-name="L7">
        <text:list-item>
          <text:p text:style-name="P97"><text:span text:style-name="T83">V</text:span><text:span text:style-name="T82">ous devez maintenant créer les contraintes d’intégrité PK et FK des tables en locale.</text:span></text:p>
        </text:list-item>
      </text:list>
      <text:p text:style-name="P32"/>
      <table:table table:name="Tableau22" table:style-name="Tableau22">
        <table:table-column table:style-name="Tableau22.A"/>
        <table:table-row table:style-name="TableLine94536477254080">
          <table:table-cell table:style-name="Tableau22.A1" office:value-type="string">
            <text:p text:style-name="P37"/>
            <text:p text:style-name="P37"/>
          </table:table-cell>
        </table:table-row>
      </table:table>
      <text:list xml:id="list3817508300" text:style-name="L8">
        <text:list-header>
          <text:p text:style-name="P76"/>
        </text:list-header>
      </text:list>
      <text:list xml:id="list140156755276929" text:continue-list="list140156756732654" text:style-name="L7">
        <text:list-header>
          <text:p text:style-name="P78"/>
          <text:p text:style-name="P77"/>
        </text:list-header>
        <text:list-item>
          <text:p text:style-name="P103"><text:span text:style-name="T78">Créez maintenant les contraintes qui sont distants. Quel droit l’utilisateur1 doit donner à l’utilisateur</text:span><text:span text:style-name="T79">2</text:span><text:span text:style-name="T78"> pour qu’il puisse créer la clé étrangère de la table </text:span><text:span text:style-name="T67">D</text:span><text:span text:style-name="T66">istribution</text:span><text:span text:style-name="T67">V</text:span><text:span text:style-name="T68">E</text:span><text:span text:style-name="T78"> vers la </text:span><text:span text:style-name="T80">t</text:span><text:span text:style-name="T78">able </text:span><text:span text:style-name="T67">Operateur</text:span><text:span text:style-name="T70">LA</text:span><text:span text:style-name="T79">.</text:span></text:p>
        </text:list-item>
      </text:list>
      <text:p text:style-name="P13"/>
      <table:table table:name="Tableau23" table:style-name="Tableau23">
        <table:table-column table:style-name="Tableau23.A"/>
        <table:table-row table:style-name="TableLine94536477240800">
          <table:table-cell table:style-name="Tableau23.A1" office:value-type="string">
            <text:p text:style-name="P38"/>
            <text:list xml:id="list3879490369" text:style-name="L9">
              <text:list-header>
                <text:p text:style-name="P105"/>
              </text:list-header>
            </text:list>
          </table:table-cell>
        </table:table-row>
      </table:table>
      <text:p text:style-name="P12"/>
      <text:list xml:id="list140157671530643" text:continue-list="list140156755276929" text:style-name="L7">
        <text:list-item>
          <text:p text:style-name="P104"><text:span text:style-name="T79">R</text:span><text:span text:style-name="T75">efaire les mêmes questions(6, 7 et 8 de l’exercice1) avec la gestion des droits. </text:span><text:span text:style-name="T81">En plus des select sur les tables, vous lui donnez aussi le droit des voir les différentes vues créées sur votre compte.</text:span></text:p>
        </text:list-item>
      </text:list>
      <text:p text:style-name="P9"/>
      <table:table table:name="Tableau26" table:style-name="Tableau26">
        <table:table-column table:style-name="Tableau26.A"/>
        <table:table-row table:style-name="TableLine94536477416112">
          <table:table-cell table:style-name="Tableau26.A1" office:value-type="string">
            <text:list xml:id="list2628109732" text:style-name="L10">
              <text:list-header>
                <text:p text:style-name="P106"/>
              </text:list-header>
            </text:list>
          </table:table-cell>
        </table:table-row>
      </table:table>
      <text:p text:style-name="P16"/>
      <text:p text:style-name="P16"/>
      <text:p text:style-name="P15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, sans-serif"/>
    <style:font-face style:name="JetBrains Mono" svg:font-family="'JetBrains Mono'" style:font-family-generic="roman"/>
    <style:font-face style:name="Lucida Sans Unicode" svg:font-family="'Lucida Sans Unicode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, 'Times New Roman PS'" style:font-family-generic="roman"/>
    <style:font-face style:name="Times New Roman2" svg:font-family="'Times New Roman'" style:font-adornments="Gras" style:font-family-generic="roman" style:font-pitch="variable"/>
    <style:font-face style:name="Times New Roman3" svg:font-family="'Times New Roman', 'Times New Roman PSMT'" style:font-family-generic="roman"/>
    <style:font-face style:name="TimesNewRomanPS-BoldMT" svg:font-family="TimesNewRomanPS-BoldMT"/>
    <style:font-face style:name="TimesNewRomanPSMT" svg:font-family="TimesNewRomanPSMT" style:font-family-generic="roman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Times New Roman1" fo:font-family="'Times New Roman', 'Times New Roman PS'" style:font-family-generic="roman" fo:font-size="12pt" style:font-name-asian="Times New Roman1" style:font-family-asian="'Times New Roman', 'Times New Roman PS'" style:font-family-generic-asian="roman" style:font-size-asian="12pt" style:font-name-complex="Times New Roman1" style:font-family-complex="'Times New Roman', 'Times New Roman P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creation-date>2009-09-01T09:47:50.19</meta:creation-date>
    <dc:date>2022-03-21T14:01:56.277886200</dc:date>
    <meta:editing-cycles>78</meta:editing-cycles>
    <meta:editing-duration>PT15H1M22S</meta:editing-duration>
    <meta:document-statistic meta:table-count="25" meta:image-count="0" meta:object-count="0" meta:page-count="7" meta:paragraph-count="156" meta:word-count="1430" meta:character-count="12053" meta:non-whitespace-character-count="8550"/>
    <meta:user-defined meta:name="Info 1"/>
    <meta:user-defined meta:name="Info 2"/>
    <meta:user-defined meta:name="Info 3"/>
    <meta:user-defined meta:name="Info 4"/>
  </office:meta>
</office:document-meta>
</file>